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45mm"/>
    </style:style>
    <style:style style:name="co2" style:family="table-column">
      <style:table-column-properties fo:break-before="auto" style:column-width="15.35mm"/>
    </style:style>
    <style:style style:name="co3" style:family="table-column">
      <style:table-column-properties fo:break-before="auto" style:column-width="103.45mm"/>
    </style:style>
    <style:style style:name="co4" style:family="table-column">
      <style:table-column-properties fo:break-before="auto" style:column-width="88.64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16.6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11.38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ta1" style:family="table" style:master-page-name="PageStyle_5f_TMA_5f_AMBULATORIALI_5f_FEBBRAI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ababa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ababa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ababab" fo:border-right="none" style:rotation-align="none" fo:border-top="0.74pt solid #ababab"/>
    </style:style>
    <style:style style:name="ce14" style:family="table-cell" style:parent-style-name="Default">
      <style:table-cell-properties fo:border-bottom="none" style:diagonal-bl-tr="none" style:diagonal-tl-br="none" fo:border-left="0.74pt solid #ababab" fo:border-right="none" style:rotation-align="none" fo:border-top="0.74pt solid #ffffff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ffffff" fo:border-right="none" style:rotation-align="none" fo:border-top="0.74pt solid #ababa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74pt solid #ababab" fo:border-right="none" style:rotation-align="none" fo:border-top="none"/>
    </style:style>
    <style:style style:name="ce1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">
      <style:table-cell-properties fo:border-bottom="none" style:diagonal-bl-tr="none" style:diagonal-tl-br="none" fo:border-left="0.74pt solid #ababab" fo:border-right="none" style:rotation-align="none" fo:border-top="0.74pt solid #ababab"/>
    </style:style>
    <style:style style:name="ce21" style:family="table-cell" style:parent-style-name="Default" style:data-style-name="N1">
      <style:table-cell-properties fo:border-bottom="none" style:diagonal-bl-tr="none" style:diagonal-tl-br="none" fo:border-left="0.74pt solid #ababab" fo:border-right="none" style:rotation-align="none" fo:border-top="none"/>
    </style:style>
    <style:style style:name="ce22" style:family="table-cell" style:parent-style-name="Default" style:data-style-name="N1">
      <style:table-cell-properties fo:border-bottom="1.76pt solid #000000" style:diagonal-bl-tr="none" style:diagonal-tl-br="none" fo:border-left="0.74pt solid #ababab" fo:border-right="none" style:rotation-align="none" fo:border-top="0.74pt solid #ababa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0">
      <style:table-cell-properties fo:border-bottom="none" style:diagonal-bl-tr="none" style:diagonal-tl-br="none" fo:border-left="none" fo:border-right="1.76pt solid #000000" style:rotation-align="none" fo:border-top="0.74pt solid #ababab"/>
    </style:style>
    <style:style style:name="ce27" style:family="table-cell" style:parent-style-name="Default" style:data-style-name="N0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8" style:family="table-cell" style:parent-style-name="Default" style:data-style-name="N0">
      <style:table-cell-properties fo:border-bottom="1.76pt solid #000000" style:diagonal-bl-tr="none" style:diagonal-tl-br="none" fo:border-left="none" fo:border-right="1.76pt solid #000000" style:rotation-align="none" fo:border-top="0.74pt solid #ababa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MA_AMBULATORIALI_FEBBRAIO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 tempi medi di attesa sono calcolati sulla base del numero di prestazioni eseguite suddivise per classi di priorità</text:p>
          </table:table-cell>
          <table:table-cell table:style-name="ce9" table:number-columns-repeated="4"/>
          <table:table-cell table:style-name="ce18"/>
          <table:table-cell table:style-name="ce9" table:number-columns-repeated="1018"/>
        </table:table-row>
        <table:table-row table:style-name="ro1">
          <table:table-cell table:style-name="ce1" office:value-type="string" calcext:value-type="string">
            <text:p>Fonte Dati Ritorno Regionale 28/SAN</text:p>
          </table:table-cell>
          <table:table-cell table:style-name="ce9" table:number-columns-repeated="4"/>
          <table:table-cell table:style-name="ce18"/>
          <table:table-cell table:style-name="ce9" table:number-columns-repeated="1018"/>
        </table:table-row>
        <table:table-row table:style-name="ro2">
          <table:table-cell table:style-name="ce1"/>
          <table:table-cell table:style-name="ce9" table:number-columns-repeated="4"/>
          <table:table-cell table:style-name="ce18"/>
          <table:table-cell table:style-name="ce9" table:number-columns-repeated="1018"/>
        </table:table-row>
        <table:table-row table:style-name="ro1">
          <table:table-cell table:style-name="ce2" office:value-type="string" calcext:value-type="string" table:number-columns-spanned="7" table:number-rows-spanned="2">
            <text:p>PERIODO DI RIFERIMENTO FEBBRAIO 2021</text:p>
          </table:table-cell>
          <table:covered-table-cell table:number-columns-repeated="5" table:style-name="ce10"/>
          <table:covered-table-cell table:style-name="ce23"/>
          <table:table-cell table:number-columns-repeated="1017"/>
        </table:table-row>
        <table:table-row table:style-name="ro2">
          <table:covered-table-cell table:style-name="ce3"/>
          <table:covered-table-cell table:number-columns-repeated="5" table:style-name="ce11"/>
          <table:covered-table-cell table:style-name="ce24"/>
          <table:table-cell table:number-columns-repeated="1017"/>
        </table:table-row>
        <table:table-row table:style-name="ro3">
          <table:table-cell table:style-name="ce4" office:value-type="string" calcext:value-type="string">
            <text:p>DISCIPLINA</text:p>
          </table:table-cell>
          <table:table-cell table:style-name="ce12" office:value-type="string" calcext:value-type="string" table:number-columns-spanned="2" table:number-rows-spanned="1">
            <text:p>PRESTAZIONE</text:p>
          </table:table-cell>
          <table:covered-table-cell table:style-name="ce16"/>
          <table:table-cell table:style-name="ce12" office:value-type="string" calcext:value-type="string">
            <text:p>PRESIDIO</text:p>
          </table:table-cell>
          <table:table-cell table:style-name="ce12" office:value-type="string" calcext:value-type="string">
            <text:p>PRIORITA'</text:p>
          </table:table-cell>
          <table:table-cell table:style-name="ce19" office:value-type="string" calcext:value-type="string">
            <text:p>TEMPI MEDI DI ATTESA</text:p>
          </table:table-cell>
          <table:table-cell table:style-name="ce25" office:value-type="string" calcext:value-type="string">
            <text:p>QTA' PRESTAZIONI</text:p>
          </table:table-cell>
          <table:table-cell table:style-name="ce29" table:number-columns-repeated="1017"/>
        </table:table-row>
        <table:table-row table:style-name="ro4">
          <table:table-cell table:style-name="ce5" office:value-type="string" calcext:value-type="string">
            <text:p>Allergologia</text:p>
          </table:table-cell>
          <table:table-cell table:style-name="ce13" office:value-type="string" calcext:value-type="string">
            <text:p>89017</text:p>
          </table:table-cell>
          <table:table-cell table:style-name="ce13" office:value-type="string" calcext:value-type="string">
            <text:p>VISITA DERMATOLOGICA/ALLERGOLO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6363636363636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8571428571429" calcext:value-type="float">
            <text:p>15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3823529411765" calcext:value-type="float">
            <text:p>1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.6666666666667" calcext:value-type="float">
            <text:p>14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7714285714286" calcext:value-type="float">
            <text:p>24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5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6875" calcext:value-type="float">
            <text:p>19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9.4" calcext:value-type="float">
            <text:p>19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2666666666667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.8571428571429" calcext:value-type="float">
            <text:p>16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48" calcext:value-type="float">
            <text:p>15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6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2307692307692" calcext:value-type="float">
            <text:p>15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4827586206897" calcext:value-type="float">
            <text:p>17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16666666666667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7.75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8103448275862" calcext:value-type="float">
            <text:p>23</text:p>
          </table:table-cell>
          <table:table-cell table:style-name="ce27" office:value-type="float" office:value="116" calcext:value-type="float">
            <text:p>1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905</text:p>
          </table:table-cell>
          <table:table-cell table:style-name="ce13" office:value-type="string" calcext:value-type="string">
            <text:p>TEST EPICUTANEI A LETTURA RITARDATA [PATCH TEST] (fino a 20 allergeni) (per singolo allergene)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8571428571429" calcext:value-type="float">
            <text:p>20</text:p>
          </table:table-cell>
          <table:table-cell table:style-name="ce26" office:value-type="float" office:value="280" calcext:value-type="float">
            <text:p>28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" calcext:value-type="float">
            <text:p>30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906</text:p>
          </table:table-cell>
          <table:table-cell table:style-name="ce13" office:value-type="string" calcext:value-type="string">
            <text:p>TEST PERCUTANEI E INTRACUTANEI A LETTURA IMMEDIATA (Fino a 12 allergeni)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9411764705882" calcext:value-type="float">
            <text:p>15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8488372093023" calcext:value-type="float">
            <text:p>15</text:p>
          </table:table-cell>
          <table:table-cell table:style-name="ce26" office:value-type="float" office:value="258" calcext:value-type="float">
            <text:p>25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6470588235294" calcext:value-type="float">
            <text:p>20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1578947368421" calcext:value-type="float">
            <text:p>17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8910891089109" calcext:value-type="float">
            <text:p>23</text:p>
          </table:table-cell>
          <table:table-cell table:style-name="ce27" office:value-type="float" office:value="303" calcext:value-type="float">
            <text:p>30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12</text:p>
          </table:table-cell>
          <table:table-cell table:style-name="ce13" office:value-type="string" calcext:value-type="string">
            <text:p>IMMUNIZZAZIONE PER ALLERGI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3" calcext:value-type="float">
            <text:p>213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ardiologia</text:p>
          </table:table-cell>
          <table:table-cell table:style-name="ce13" office:value-type="string" calcext:value-type="string">
            <text:p>88722</text:p>
          </table:table-cell>
          <table:table-cell table:style-name="ce13" office:value-type="string" calcext:value-type="string">
            <text:p>ECO(COLOR)DOPPLERGRAFIA CARDIA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1666666666666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84615384615385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5377358490566" calcext:value-type="float">
            <text:p>10</text:p>
          </table:table-cell>
          <table:table-cell table:style-name="ce27" office:value-type="float" office:value="106" calcext:value-type="float">
            <text:p>10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.33333333333333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27659574468085" calcext:value-type="float">
            <text:p>9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.5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0597014925373" calcext:value-type="float">
            <text:p>10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.23529411764706" calcext:value-type="float">
            <text:p>5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83333333333333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16666666666667" calcext:value-type="float">
            <text:p>7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66666666666667" calcext:value-type="float">
            <text:p>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1538461538462" calcext:value-type="float">
            <text:p>10</text:p>
          </table:table-cell>
          <table:table-cell table:style-name="ce27" office:value-type="float" office:value="143" calcext:value-type="float">
            <text:p>14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24</text:p>
          </table:table-cell>
          <table:table-cell table:style-name="ce13" office:value-type="string" calcext:value-type="string">
            <text:p>ECO(COLOR)DOPPLERGRAFIA CARDIACA TRANSESOFAGEA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35</text:p>
          </table:table-cell>
          <table:table-cell table:style-name="ce13" office:value-type="string" calcext:value-type="string">
            <text:p>ECO(COLOR)DOPPLER DEI TRONCHI SOVRAAORTICI</text:p>
          </table:table-cell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.16666666666667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26373626373626" calcext:value-type="float">
            <text:p>9</text:p>
          </table:table-cell>
          <table:table-cell table:style-name="ce27" office:value-type="float" office:value="91" calcext:value-type="float">
            <text:p>9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3</text:p>
          </table:table-cell>
          <table:table-cell table:style-name="ce13" office:value-type="string" calcext:value-type="string">
            <text:p>VISITA CARDIOLO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5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6666666666667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8837209302326" calcext:value-type="float">
            <text:p>1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88461538461539" calcext:value-type="float">
            <text:p>8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2777777777778" calcext:value-type="float">
            <text:p>11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9387755102041" calcext:value-type="float">
            <text:p>11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.4074074074074" calcext:value-type="float">
            <text:p>28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0.4117647058824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66666666666667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71428571428571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7079646017699" calcext:value-type="float">
            <text:p>13</text:p>
          </table:table-cell>
          <table:table-cell table:style-name="ce27" office:value-type="float" office:value="113" calcext:value-type="float">
            <text:p>1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43</text:p>
          </table:table-cell>
          <table:table-cell table:style-name="ce13" office:value-type="string" calcext:value-type="string">
            <text:p>TEST CARDIOVASCOLARE DA SFORZO CON CICLOERGOMETR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5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8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41666666666667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66666666666667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481</text:p>
          </table:table-cell>
          <table:table-cell table:style-name="ce13" office:value-type="string" calcext:value-type="string">
            <text:p>CONTROLLO / PROGRAMMAZIONE DI PACE-MAKER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75" calcext:value-type="float">
            <text:p>27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7.307692307692" calcext:value-type="float">
            <text:p>217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50</text:p>
          </table:table-cell>
          <table:table-cell table:style-name="ce13" office:value-type="string" calcext:value-type="string">
            <text:p>ELETTROCARDIOGRAMMA DINAM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6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9" calcext:value-type="float">
            <text:p>29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5" calcext:value-type="float">
            <text:p>2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0714285714286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.7" calcext:value-type="float">
            <text:p>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52</text:p>
          </table:table-cell>
          <table:table-cell table:style-name="ce13" office:value-type="string" calcext:value-type="string">
            <text:p>ELETTROCARDIOGRAMM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09523809523809" calcext:value-type="float">
            <text:p>6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5263157894737" calcext:value-type="float">
            <text:p>11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20610687022901" calcext:value-type="float">
            <text:p>8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75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.4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4391891891892" calcext:value-type="float">
            <text:p>12</text:p>
          </table:table-cell>
          <table:table-cell table:style-name="ce27" office:value-type="float" office:value="148" calcext:value-type="float">
            <text:p>14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.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41071428571429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39705882352941" calcext:value-type="float">
            <text:p>9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26388888888889" calcext:value-type="float">
            <text:p>7</text:p>
          </table:table-cell>
          <table:table-cell table:style-name="ce27" office:value-type="float" office:value="72" calcext:value-type="float">
            <text:p>7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.8965517241379" calcext:value-type="float">
            <text:p>21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.75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0.008547008547" calcext:value-type="float">
            <text:p>30</text:p>
          </table:table-cell>
          <table:table-cell table:style-name="ce27" office:value-type="float" office:value="117" calcext:value-type="float">
            <text:p>1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3125" calcext:value-type="float">
            <text:p>7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.5" calcext:value-type="float">
            <text:p>6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57872340425532" calcext:value-type="float">
            <text:p>9</text:p>
          </table:table-cell>
          <table:table-cell table:style-name="ce27" office:value-type="float" office:value="235" calcext:value-type="float">
            <text:p>2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.375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611</text:p>
          </table:table-cell>
          <table:table-cell table:style-name="ce13" office:value-type="string" calcext:value-type="string">
            <text:p>MONITORAGGIO CONTINUO [24 Ore] DELLA PRESSIONE ARTERIOSA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9230769230769" calcext:value-type="float">
            <text:p>15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3</text:p>
          </table:table-cell>
          <table:table-cell table:style-name="ce13" office:value-type="string" calcext:value-type="string">
            <text:p>PRMA VISITA CARDIOLOG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61538461538462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8518518518519" calcext:value-type="float">
            <text:p>12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34375" calcext:value-type="float">
            <text:p>9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.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66666666666667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.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61904761904762" calcext:value-type="float">
            <text:p>10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05714285714286" calcext:value-type="float">
            <text:p>8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5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875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2.5" calcext:value-type="float">
            <text:p>2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3703703703704" calcext:value-type="float">
            <text:p>24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66666666666667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6666666666667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2962962962963" calcext:value-type="float">
            <text:p>5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.73333333333333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66129032258065" calcext:value-type="float">
            <text:p>8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55555555555556" calcext:value-type="float">
            <text:p>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hirurgia generale</text:p>
          </table:table-cell>
          <table:table-cell table:style-name="ce13" office:value-type="string" calcext:value-type="string">
            <text:p>4311</text:p>
          </table:table-cell>
          <table:table-cell table:style-name="ce13" office:value-type="string" calcext:value-type="string">
            <text:p>GASTROSTOMIA PERCUTANEA ENDOSCOPICA PEG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4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3111</text:p>
          </table:table-cell>
          <table:table-cell table:style-name="ce13" office:value-type="string" calcext:value-type="string">
            <text:p>SOSTITUZIONE GASTROSTOMIA E/O DIGIUNOSTOMIA PERCUTANE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516</text:p>
          </table:table-cell>
          <table:table-cell table:style-name="ce13" office:value-type="string" calcext:value-type="string">
            <text:p>ESOFAGOGASTRODUODENOSCOPIA [EGD]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83333333333333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6.6" calcext:value-type="float">
            <text:p>17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9.7037037037037" calcext:value-type="float">
            <text:p>30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525</text:p>
          </table:table-cell>
          <table:table-cell table:style-name="ce13" office:value-type="string" calcext:value-type="string">
            <text:p>COLONSCOPIA CON ENDOSCOPIO FLESSIBILE.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6.5" calcext:value-type="float">
            <text:p>27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4.6666666666667" calcext:value-type="float">
            <text:p>2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2.2105263157895" calcext:value-type="float">
            <text:p>52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542</text:p>
          </table:table-cell>
          <table:table-cell table:style-name="ce13" office:value-type="string" calcext:value-type="string">
            <text:p>POLIPECTOMIA ENDOSCOPICA <text:s/>DELL' INTESTINO CRASS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0.5" calcext:value-type="float">
            <text:p>4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921</text:p>
          </table:table-cell>
          <table:table-cell table:style-name="ce13" office:value-type="string" calcext:value-type="string">
            <text:p>ANOSCOPI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.6666666666667" calcext:value-type="float">
            <text:p>2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945</text:p>
          </table:table-cell>
          <table:table-cell table:style-name="ce13" office:value-type="string" calcext:value-type="string">
            <text:p>LEGATURA DELLE EMORROIDI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.4285714285714" calcext:value-type="float">
            <text:p>30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623</text:p>
          </table:table-cell>
          <table:table-cell table:style-name="ce13" office:value-type="string" calcext:value-type="string">
            <text:p>RIMOZIONE DI UNGHIA, MATRICE UNGUEALE O PLICA UNGUE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3" calcext:value-type="float">
            <text:p>10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64</text:p>
          </table:table-cell>
          <table:table-cell table:style-name="ce13" office:value-type="string" calcext:value-type="string">
            <text:p>ASPORTAZIONE RADICALE DI LESIONE DELLA CUT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8.972972972973" calcext:value-type="float">
            <text:p>69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33" calcext:value-type="float">
            <text:p>33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35</text:p>
          </table:table-cell>
          <table:table-cell table:style-name="ce13" office:value-type="string" calcext:value-type="string">
            <text:p>ECO(COLOR)DOPPLER DEI TRONCHI SOVRAAORTICI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.4285714285714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72</text:p>
          </table:table-cell>
          <table:table-cell table:style-name="ce13" office:value-type="string" calcext:value-type="string">
            <text:p>ECO(COLOR)DOPPLERGRAFIA DEGLI ARTI SUPERIORI O INFERIORI O DISTRETTUALE, ARTERIOSA O VENOSA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8" calcext:value-type="float">
            <text:p>2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.5714285714286" calcext:value-type="float">
            <text:p>21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2.7857142857143" calcext:value-type="float">
            <text:p>33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.65625" calcext:value-type="float">
            <text:p>27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2</text:p>
          </table:table-cell>
          <table:table-cell table:style-name="ce13" office:value-type="string" calcext:value-type="string">
            <text:p>VISITA ANGIOLOGICA DI CONTROLLO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6666666666667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4</text:p>
          </table:table-cell>
          <table:table-cell table:style-name="ce13" office:value-type="string" calcext:value-type="string">
            <text:p>VISITA CHIRUR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1111111111111" calcext:value-type="float">
            <text:p>10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.44444444444444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5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5.5357142857143" calcext:value-type="float">
            <text:p>36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6</text:p>
          </table:table-cell>
          <table:table-cell table:style-name="ce13" office:value-type="string" calcext:value-type="string">
            <text:p>VISITA CHIRURGICA VASCOLARE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3.1071428571429" calcext:value-type="float">
            <text:p>43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7</text:p>
          </table:table-cell>
          <table:table-cell table:style-name="ce13" office:value-type="string" calcext:value-type="string">
            <text:p>VISITA MULTIDISCIPLIN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8.0625" calcext:value-type="float">
            <text:p>88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2.1666666666667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3.5" calcext:value-type="float">
            <text:p>2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5555555555556" calcext:value-type="float">
            <text:p>25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75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6.3333333333333" calcext:value-type="float">
            <text:p>36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5483870967742" calcext:value-type="float">
            <text:p>13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2</text:p>
          </table:table-cell>
          <table:table-cell table:style-name="ce13" office:value-type="string" calcext:value-type="string">
            <text:p>PRIMA VISITA ANGIOLOGICA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6666666666667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4.1666666666667" calcext:value-type="float">
            <text:p>5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4.5714285714286" calcext:value-type="float">
            <text:p>95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4</text:p>
          </table:table-cell>
          <table:table-cell table:style-name="ce13" office:value-type="string" calcext:value-type="string">
            <text:p>PRIMA VISITA CHIRURGICA GENER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625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1" calcext:value-type="float">
            <text:p>21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5.6818181818182" calcext:value-type="float">
            <text:p>26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13636363636364" calcext:value-type="float">
            <text:p>9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3125" calcext:value-type="float">
            <text:p>9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4.1666666666667" calcext:value-type="float">
            <text:p>3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7.7826086956522" calcext:value-type="float">
            <text:p>48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.4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6</text:p>
          </table:table-cell>
          <table:table-cell table:style-name="ce13" office:value-type="string" calcext:value-type="string">
            <text:p>PRIMA VISITA CHIRURGICA VASCOLARE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.83333333333333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6.5" calcext:value-type="float">
            <text:p>2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9.142857142857" calcext:value-type="float">
            <text:p>129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561</text:p>
          </table:table-cell>
          <table:table-cell table:style-name="ce13" office:value-type="string" calcext:value-type="string">
            <text:p>FASCIATURA SEMPLIC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2" calcext:value-type="float">
            <text:p>5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9</text:p>
          </table:table-cell>
          <table:table-cell table:style-name="ce13" office:value-type="string" calcext:value-type="string">
            <text:p>ALTRA IRRIGAZIONE DI FERIT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.40322580645161" calcext:value-type="float">
            <text:p>4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789</text:p>
          </table:table-cell>
          <table:table-cell table:style-name="ce13" office:value-type="string" calcext:value-type="string">
            <text:p>RIMOZIONE PUNTI DI SUTUR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hirurgia maxillo facciale</text:p>
          </table:table-cell>
          <table:table-cell table:style-name="ce13" office:value-type="string" calcext:value-type="string">
            <text:p>2309</text:p>
          </table:table-cell>
          <table:table-cell table:style-name="ce13" office:value-type="string" calcext:value-type="string">
            <text:p>ESTRAZIONE DI DENTE PERMANENT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319</text:p>
          </table:table-cell>
          <table:table-cell table:style-name="ce13" office:value-type="string" calcext:value-type="string">
            <text:p>ALTRA ESTRAZIONE CHIRURGICA DI DENT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3201</text:p>
          </table:table-cell>
          <table:table-cell table:style-name="ce13" office:value-type="string" calcext:value-type="string">
            <text:p>RICOSTRUZIONE DI DENTE MEDIANTE OTTURAZION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7" calcext:value-type="float">
            <text:p>27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3202</text:p>
          </table:table-cell>
          <table:table-cell table:style-name="ce13" office:value-type="string" calcext:value-type="string">
            <text:p>RICOSTRUZIONE DI DENTE MEDIANTE OTTURAZION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.25" calcext:value-type="float">
            <text:p>28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3711</text:p>
          </table:table-cell>
          <table:table-cell table:style-name="ce13" office:value-type="string" calcext:value-type="string">
            <text:p>TERAPIA CANALARE IN DENTE MONORADICOLA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4701</text:p>
          </table:table-cell>
          <table:table-cell table:style-name="ce13" office:value-type="string" calcext:value-type="string">
            <text:p>TRATTAMENTO ORTODONTICO CON APPARECCHI MOBIL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5.6666666666667" calcext:value-type="float">
            <text:p>26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4702</text:p>
          </table:table-cell>
          <table:table-cell table:style-name="ce13" office:value-type="string" calcext:value-type="string">
            <text:p>TRATTAMENTO ORTODONTICO CON APPARECCHI FISS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8.8333333333333" calcext:value-type="float">
            <text:p>39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4801</text:p>
          </table:table-cell>
          <table:table-cell table:style-name="ce13" office:value-type="string" calcext:value-type="string">
            <text:p>RIPARAZIONE DI APPARECCHIO ORTODONTIC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3" calcext:value-type="float">
            <text:p>2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752</text:p>
          </table:table-cell>
          <table:table-cell table:style-name="ce13" office:value-type="string" calcext:value-type="string">
            <text:p>SUTURA DI LACERAZIONE DI ALTRA PARTE DELLA BOC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E</text:p>
          </table:table-cell>
          <table:table-cell table:style-name="ce13" office:value-type="string" calcext:value-type="string">
            <text:p>VISITA ODONTOSTOMATOLOGICA o MAXILLO-FACCIALE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3.5" calcext:value-type="float">
            <text:p>1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5.421568627451" calcext:value-type="float">
            <text:p>35</text:p>
          </table:table-cell>
          <table:table-cell table:style-name="ce27" office:value-type="float" office:value="204" calcext:value-type="float">
            <text:p>20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5</text:p>
          </table:table-cell>
          <table:table-cell table:style-name="ce13" office:value-type="string" calcext:value-type="string">
            <text:p>PRIMA VISITA ODONTOSTOMATOLOGICA o MAXILLO-FACCI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7.0869565217391" calcext:value-type="float">
            <text:p>17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9310344827586" calcext:value-type="float">
            <text:p>18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41</text:p>
          </table:table-cell>
          <table:table-cell table:style-name="ce13" office:value-type="string" calcext:value-type="string">
            <text:p>ABLAZIONE TARTAR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8.75" calcext:value-type="float">
            <text:p>6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9</text:p>
          </table:table-cell>
          <table:table-cell table:style-name="ce13" office:value-type="string" calcext:value-type="string">
            <text:p>ALTRA IRRIGAZIONE DI FER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67567567567568" calcext:value-type="float">
            <text:p>8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hirurgia plastica</text:p>
          </table:table-cell>
          <table:table-cell table:style-name="ce13" office:value-type="string" calcext:value-type="string">
            <text:p>86022</text:p>
          </table:table-cell>
          <table:table-cell table:style-name="ce13" office:value-type="string" calcext:value-type="string">
            <text:p>INFILTRAZIONE DI CHELOID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6.6666666666667" calcext:value-type="float">
            <text:p>2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64</text:p>
          </table:table-cell>
          <table:table-cell table:style-name="ce13" office:value-type="string" calcext:value-type="string">
            <text:p>ASPORTAZIONE RADICALE DI LESIONE DELLA CUT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2.5" calcext:value-type="float">
            <text:p>4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5</text:p>
          </table:table-cell>
          <table:table-cell table:style-name="ce13" office:value-type="string" calcext:value-type="string">
            <text:p>VISITA DI CHIRURGIA PLAST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4891304347826" calcext:value-type="float">
            <text:p>15</text:p>
          </table:table-cell>
          <table:table-cell table:style-name="ce27" office:value-type="float" office:value="92" calcext:value-type="float">
            <text:p>9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5</text:p>
          </table:table-cell>
          <table:table-cell table:style-name="ce13" office:value-type="string" calcext:value-type="string">
            <text:p>PRIMA VISITA CHIRURGICA PLAST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26315789473684" calcext:value-type="float">
            <text:p>9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7.5555555555556" calcext:value-type="float">
            <text:p>1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5.4166666666667" calcext:value-type="float">
            <text:p>35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83333333333333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561</text:p>
          </table:table-cell>
          <table:table-cell table:style-name="ce13" office:value-type="string" calcext:value-type="string">
            <text:p>FASCIATURA SEMPLIC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7058823529412" calcext:value-type="float">
            <text:p>12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9</text:p>
          </table:table-cell>
          <table:table-cell table:style-name="ce13" office:value-type="string" calcext:value-type="string">
            <text:p>ALTRA IRRIGAZIONE DI FER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5.3333333333333" calcext:value-type="float">
            <text:p>3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789</text:p>
          </table:table-cell>
          <table:table-cell table:style-name="ce13" office:value-type="string" calcext:value-type="string">
            <text:p>RIMOZIONE PUNTI DI SUTUR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ure palliative</text:p>
          </table:table-cell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9.875" calcext:value-type="float">
            <text:p>30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25" calcext:value-type="float">
            <text:p>18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Dermatologia</text:p>
          </table:table-cell>
          <table:table-cell table:style-name="ce13" office:value-type="string" calcext:value-type="string">
            <text:p>8611</text:p>
          </table:table-cell>
          <table:table-cell table:style-name="ce13" office:value-type="string" calcext:value-type="string">
            <text:p>BIOPSIA DELLA CUTE E DEL TESSUTO SOTTOCUTANE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4" calcext:value-type="float">
            <text:p>2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3095238095238" calcext:value-type="float">
            <text:p>19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6301</text:p>
          </table:table-cell>
          <table:table-cell table:style-name="ce13" office:value-type="string" calcext:value-type="string">
            <text:p>ASPORTAZIONE O DEMOLIZIONE LOCALE DI LESIONE O TESSUTO CUTANEO E SOTTOCUTANEO MEDIANTE CRIOTERAPI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5.4285714285714" calcext:value-type="float">
            <text:p>25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5" calcext:value-type="float">
            <text:p>1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" calcext:value-type="float">
            <text:p>2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5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4.2857142857143" calcext:value-type="float">
            <text:p>54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6303</text:p>
          </table:table-cell>
          <table:table-cell table:style-name="ce13" office:value-type="string" calcext:value-type="string">
            <text:p>ASPORTAZIONE O DEMOLIZIONE LOCALE DI LESIONE O TESSUTO CUTANEO E SOTTOCUTANEO,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5" calcext:value-type="float">
            <text:p>2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64</text:p>
          </table:table-cell>
          <table:table-cell table:style-name="ce13" office:value-type="string" calcext:value-type="string">
            <text:p>ASPORTAZIONE RADICALE DI LESIONE DELLA CUT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.2740740740741" calcext:value-type="float">
            <text:p>20</text:p>
          </table:table-cell>
          <table:table-cell table:style-name="ce27" office:value-type="float" office:value="135" calcext:value-type="float">
            <text:p>1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7</text:p>
          </table:table-cell>
          <table:table-cell table:style-name="ce13" office:value-type="string" calcext:value-type="string">
            <text:p>VISITA DERMATOLOGICA/ALLERGOLO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9677419354839" calcext:value-type="float">
            <text:p>16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.3529411764706" calcext:value-type="float">
            <text:p>12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.9347826086957" calcext:value-type="float">
            <text:p>23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8181818181818" calcext:value-type="float">
            <text:p>18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.5625" calcext:value-type="float">
            <text:p>14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" calcext:value-type="float">
            <text:p>28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.2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9.8989547038328" calcext:value-type="float">
            <text:p>40</text:p>
          </table:table-cell>
          <table:table-cell table:style-name="ce27" office:value-type="float" office:value="287" calcext:value-type="float">
            <text:p>28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6.5" calcext:value-type="float">
            <text:p>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7</text:p>
          </table:table-cell>
          <table:table-cell table:style-name="ce13" office:value-type="string" calcext:value-type="string">
            <text:p>PRIMA VISITA DERMATOLOG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5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57142857142857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42857142857143" calcext:value-type="float">
            <text:p>9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90625" calcext:value-type="float">
            <text:p>13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14285714285714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9230769230769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3818181818182" calcext:value-type="float">
            <text:p>21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8085106382979" calcext:value-type="float">
            <text:p>19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88888888888889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.92307692307692" calcext:value-type="float">
            <text:p>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875" calcext:value-type="float">
            <text:p>7</text:p>
          </table:table-cell>
          <table:table-cell table:style-name="ce27" office:value-type="float" office:value="96" calcext:value-type="float">
            <text:p>9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.25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71428571428571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2631578947368" calcext:value-type="float">
            <text:p>17</text:p>
          </table:table-cell>
          <table:table-cell table:style-name="ce27" office:value-type="float" office:value="76" calcext:value-type="float">
            <text:p>7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02222222222222" calcext:value-type="float">
            <text:p>7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17647058823529" calcext:value-type="float">
            <text:p>9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2469879518072" calcext:value-type="float">
            <text:p>15</text:p>
          </table:table-cell>
          <table:table-cell table:style-name="ce27" office:value-type="float" office:value="166" calcext:value-type="float">
            <text:p>16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.8" calcext:value-type="float">
            <text:p>3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905</text:p>
          </table:table-cell>
          <table:table-cell table:style-name="ce13" office:value-type="string" calcext:value-type="string">
            <text:p>TEST EPICUTANEI A LETTURA RITARDATA [PATCH TEST] (fino a 20 allergeni) (per singolo allergene)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.125" calcext:value-type="float">
            <text:p>22</text:p>
          </table:table-cell>
          <table:table-cell table:style-name="ce26" office:value-type="float" office:value="640" calcext:value-type="float">
            <text:p>64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561</text:p>
          </table:table-cell>
          <table:table-cell table:style-name="ce13" office:value-type="string" calcext:value-type="string">
            <text:p>FASCIATURA SEMPLIC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.7898550724638" calcext:value-type="float">
            <text:p>21</text:p>
          </table:table-cell>
          <table:table-cell table:style-name="ce26" office:value-type="float" office:value="138" calcext:value-type="float">
            <text:p>1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9</text:p>
          </table:table-cell>
          <table:table-cell table:style-name="ce13" office:value-type="string" calcext:value-type="string">
            <text:p>COLLOQUIO PSICOLOGICO CLINIC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5" calcext:value-type="float">
            <text:p>3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9</text:p>
          </table:table-cell>
          <table:table-cell table:style-name="ce13" office:value-type="string" calcext:value-type="string">
            <text:p>ALTRA IRRIGAZIONE DI FERIT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.3" calcext:value-type="float">
            <text:p>2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5" calcext:value-type="float">
            <text:p>18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789</text:p>
          </table:table-cell>
          <table:table-cell table:style-name="ce13" office:value-type="string" calcext:value-type="string">
            <text:p>RIMOZIONE PUNTI DI SUTUR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141</text:p>
          </table:table-cell>
          <table:table-cell table:style-name="ce13" office:value-type="string" calcext:value-type="string">
            <text:p>INFUSIONE DI IMMUNOGLOBULINE ENDOVEN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3" calcext:value-type="float">
            <text:p>6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.875" calcext:value-type="float">
            <text:p>2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82</text:p>
          </table:table-cell>
          <table:table-cell table:style-name="ce13" office:value-type="string" calcext:value-type="string">
            <text:p>TERAPIA A LUCE ULTRAVIOLETT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.2" calcext:value-type="float">
            <text:p>28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astroenterologia</text:p>
          </table:table-cell>
          <table:table-cell table:style-name="ce13" office:value-type="string" calcext:value-type="string">
            <text:p>43111</text:p>
          </table:table-cell>
          <table:table-cell table:style-name="ce13" office:value-type="string" calcext:value-type="string">
            <text:p>SOSTITUZIONE GASTROSTOMIA E/O DIGIUNOSTOMIA PERCUTANE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516</text:p>
          </table:table-cell>
          <table:table-cell table:style-name="ce13" office:value-type="string" calcext:value-type="string">
            <text:p>ESOFAGOGASTRODUODENOSCOPIA [EGD]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1111111111111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18918918918919" calcext:value-type="float">
            <text:p>7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7.5833333333333" calcext:value-type="float">
            <text:p>2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6.8870967741936" calcext:value-type="float">
            <text:p>37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525</text:p>
          </table:table-cell>
          <table:table-cell table:style-name="ce13" office:value-type="string" calcext:value-type="string">
            <text:p>COLONSCOPIA CON ENDOSCOPIO FLESSIBILE.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5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5714285714286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6.9375" calcext:value-type="float">
            <text:p>17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9.5" calcext:value-type="float">
            <text:p>6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2.1282051282051" calcext:value-type="float">
            <text:p>92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542</text:p>
          </table:table-cell>
          <table:table-cell table:style-name="ce13" office:value-type="string" calcext:value-type="string">
            <text:p>POLIPECTOMIA ENDOSCOPICA <text:s/>DELL' INTESTINO CRASS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824</text:p>
          </table:table-cell>
          <table:table-cell table:style-name="ce13" office:value-type="string" calcext:value-type="string">
            <text:p>RETTOSIGMOIDOSCOPIA CON ENDOSCOPIO FLESSIBI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6.5" calcext:value-type="float">
            <text:p>3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9</text:p>
          </table:table-cell>
          <table:table-cell table:style-name="ce13" office:value-type="string" calcext:value-type="string">
            <text:p>VISITA GASTROENTEROLOG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1.4117647058824" calcext:value-type="float">
            <text:p>61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9</text:p>
          </table:table-cell>
          <table:table-cell table:style-name="ce13" office:value-type="string" calcext:value-type="string">
            <text:p>PRIMA VISITA GASTROENTEROLOG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.125" calcext:value-type="float">
            <text:p>4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.52941176470588" calcext:value-type="float">
            <text:p>7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23333333333333" calcext:value-type="float">
            <text:p>4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.33333333333333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.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eriatria</text:p>
          </table:table-cell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4.7586206896552" calcext:value-type="float">
            <text:p>3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5.8148148148148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8</text:p>
          </table:table-cell>
          <table:table-cell table:style-name="ce13" office:value-type="string" calcext:value-type="string">
            <text:p>VISITA ENDOCRINOLOGICA/DIABETOLOGICA - ANDROLOG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3.271844660194" calcext:value-type="float">
            <text:p>183</text:p>
          </table:table-cell>
          <table:table-cell table:style-name="ce27" office:value-type="float" office:value="206" calcext:value-type="float">
            <text:p>20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9.4" calcext:value-type="float">
            <text:p>19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.6774193548387" calcext:value-type="float">
            <text:p>27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375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4444444444444" calcext:value-type="float">
            <text:p>12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8</text:p>
          </table:table-cell>
          <table:table-cell table:style-name="ce13" office:value-type="string" calcext:value-type="string">
            <text:p>PRIMA VISITA ENDOCRINOLOGICA/DIABETOLOG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63157894736842" calcext:value-type="float">
            <text:p>7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3.7777777777778" calcext:value-type="float">
            <text:p>2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8787878787879" calcext:value-type="float">
            <text:p>22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Malattie endocrine,del ricambio e della nutrizione</text:p>
          </table:table-cell>
          <table:table-cell table:style-name="ce13" office:value-type="string" calcext:value-type="string">
            <text:p>8622</text:p>
          </table:table-cell>
          <table:table-cell table:style-name="ce13" office:value-type="string" calcext:value-type="string">
            <text:p>RIMOZIONE ASPORTATIVA DI FERITA, INFEZIONE O USTIONE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8</text:p>
          </table:table-cell>
          <table:table-cell table:style-name="ce13" office:value-type="string" calcext:value-type="string">
            <text:p>VISITA ENDOCRINOLOGICA/DIABETOLOGICA - ANDROLOGICA DI CONTROLLO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.5" calcext:value-type="float">
            <text:p>1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2.52380952381" calcext:value-type="float">
            <text:p>103</text:p>
          </table:table-cell>
          <table:table-cell table:style-name="ce27" office:value-type="float" office:value="462" calcext:value-type="float">
            <text:p>46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8.3648648648649" calcext:value-type="float">
            <text:p>98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4.5" calcext:value-type="float">
            <text:p>115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3109243697479" calcext:value-type="float">
            <text:p>3</text:p>
          </table:table-cell>
          <table:table-cell table:style-name="ce26" office:value-type="float" office:value="119" calcext:value-type="float">
            <text:p>1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0.883720930233" calcext:value-type="float">
            <text:p>121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7.6056338028169" calcext:value-type="float">
            <text:p>98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0.5" calcext:value-type="float">
            <text:p>1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6.775221238938" calcext:value-type="float">
            <text:p>137</text:p>
          </table:table-cell>
          <table:table-cell table:style-name="ce27" office:value-type="float" office:value="565" calcext:value-type="float">
            <text:p>56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591</text:p>
          </table:table-cell>
          <table:table-cell table:style-name="ce13" office:value-type="string" calcext:value-type="string">
            <text:p>TEST <text:s/>CARDIOVASCOLARI PER VALUTAZIONE DI NEUROPATIA AUTONOMIC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4.3333333333333" calcext:value-type="float">
            <text:p>74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8</text:p>
          </table:table-cell>
          <table:table-cell table:style-name="ce13" office:value-type="string" calcext:value-type="string">
            <text:p>PRIMA VISITA ENDOCRINOLOGICA/DIABETOLOGICA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88888888888889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8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3684210526316" calcext:value-type="float">
            <text:p>18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.8333333333333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5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.2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.5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.28571428571429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.5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33333333333333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16666666666667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5.625" calcext:value-type="float">
            <text:p>46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4.7142857142857" calcext:value-type="float">
            <text:p>35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5.28" calcext:value-type="float">
            <text:p>75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.25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491</text:p>
          </table:table-cell>
          <table:table-cell table:style-name="ce13" office:value-type="string" calcext:value-type="string">
            <text:p>PRELIEVO DI SANGUE CAPILLARE</text:p>
          </table:table-cell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9" calcext:value-type="float">
            <text:p>20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8.451612903226" calcext:value-type="float">
            <text:p>128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561</text:p>
          </table:table-cell>
          <table:table-cell table:style-name="ce13" office:value-type="string" calcext:value-type="string">
            <text:p>FASCIATURA SEMPLICE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564</text:p>
          </table:table-cell>
          <table:table-cell table:style-name="ce13" office:value-type="string" calcext:value-type="string">
            <text:p>BENDAGGIO ADESIVO ELASTIC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821</text:p>
          </table:table-cell>
          <table:table-cell table:style-name="ce13" office:value-type="string" calcext:value-type="string">
            <text:p>TERAPIA EDUCAZIONALE DEL DIABETICO E DI PAZIENTI CON ALTRE PATOLOGIE NUTRIZIONALI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2.014319809069" calcext:value-type="float">
            <text:p>152</text:p>
          </table:table-cell>
          <table:table-cell table:style-name="ce26" office:value-type="float" office:value="419" calcext:value-type="float">
            <text:p>4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0.133333333333" calcext:value-type="float">
            <text:p>100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2.25" calcext:value-type="float">
            <text:p>62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1.761904761905" calcext:value-type="float">
            <text:p>102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3" calcext:value-type="float">
            <text:p>5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9.2977528089888" calcext:value-type="float">
            <text:p>99</text:p>
          </table:table-cell>
          <table:table-cell table:style-name="ce26" office:value-type="float" office:value="183" calcext:value-type="float">
            <text:p>18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822</text:p>
          </table:table-cell>
          <table:table-cell table:style-name="ce13" office:value-type="string" calcext:value-type="string">
            <text:p>TERAPIA EDUCAZIONALE DEL DIABETICO E DI PAZIENTI CON ALTRE PATOLOGIE NUTRIZIONALI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9</text:p>
          </table:table-cell>
          <table:table-cell table:style-name="ce13" office:value-type="string" calcext:value-type="string">
            <text:p>ALTRA IRRIGAZIONE DI FERITA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Malattie infettive e tropicali</text:p>
          </table:table-cell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.3444444444444" calcext:value-type="float">
            <text:p>28</text:p>
          </table:table-cell>
          <table:table-cell table:style-name="ce26" office:value-type="float" office:value="90" calcext:value-type="float">
            <text:p>9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8" calcext:value-type="float">
            <text:p>2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8571428571429" calcext:value-type="float">
            <text:p>2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492</text:p>
          </table:table-cell>
          <table:table-cell table:style-name="ce13" office:value-type="string" calcext:value-type="string">
            <text:p>PRELIEVO DI SANGUE VENOS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Medicina generale</text:p>
          </table:table-cell>
          <table:table-cell table:style-name="ce13" office:value-type="string" calcext:value-type="string">
            <text:p>38221</text:p>
          </table:table-cell>
          <table:table-cell table:style-name="ce13" office:value-type="string" calcext:value-type="string">
            <text:p>CAPILLAROSCOPIA CON VIDEOREGISTRAZION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4.6666666666667" calcext:value-type="float">
            <text:p>25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4.5555555555556" calcext:value-type="float">
            <text:p>25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6666666666666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8.192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64.3333333333333" calcext:value-type="float">
            <text:p>6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9.4132231404959" calcext:value-type="float">
            <text:p>69</text:p>
          </table:table-cell>
          <table:table-cell table:style-name="ce27" office:value-type="float" office:value="121" calcext:value-type="float">
            <text:p>1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8</text:p>
          </table:table-cell>
          <table:table-cell table:style-name="ce13" office:value-type="string" calcext:value-type="string">
            <text:p>VISITA ENDOCRINOLOGICA/DIABETOLOGICA - ANDROLO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.2903225806452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611</text:p>
          </table:table-cell>
          <table:table-cell table:style-name="ce13" office:value-type="string" calcext:value-type="string">
            <text:p>MONITORAGGIO CONTINUO [24 Ore] DELLA PRESSIONE ARTERIOS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.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4.25" calcext:value-type="float">
            <text:p>2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4166666666667" calcext:value-type="float">
            <text:p>23</text:p>
          </table:table-cell>
          <table:table-cell table:style-name="ce27" office:value-type="float" office:value="72" calcext:value-type="float">
            <text:p>7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1.5" calcext:value-type="float">
            <text:p>2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1666666666667" calcext:value-type="float">
            <text:p>1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4285714285714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2857142857142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0.5714285714286" calcext:value-type="float">
            <text:p>21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551724137931" calcext:value-type="float">
            <text:p>24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8</text:p>
          </table:table-cell>
          <table:table-cell table:style-name="ce13" office:value-type="string" calcext:value-type="string">
            <text:p>PRIMA VISITA ENDOCRINOLOGICA/DIABETOLOG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875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821</text:p>
          </table:table-cell>
          <table:table-cell table:style-name="ce13" office:value-type="string" calcext:value-type="string">
            <text:p>TERAPIA EDUCAZIONALE DEL DIABETICO E DI PAZIENTI CON ALTRE PATOLOGIE NUTRIZIONALI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14851485148515" calcext:value-type="float">
            <text:p>3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9</text:p>
          </table:table-cell>
          <table:table-cell table:style-name="ce13" office:value-type="string" calcext:value-type="string">
            <text:p>COLLOQUIO PSICOLOGICO CLIN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3" calcext:value-type="float">
            <text:p>21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381</text:p>
          </table:table-cell>
          <table:table-cell table:style-name="ce13" office:value-type="string" calcext:value-type="string">
            <text:p>SOMMINISTRAZIONE DI VACCINO ANTIINFLUENZALE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66" calcext:value-type="float">
            <text:p>36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Medicina nucleare</text:p>
          </table:table-cell>
          <table:table-cell table:style-name="ce13" office:value-type="string" calcext:value-type="string">
            <text:p>8901A</text:p>
          </table:table-cell>
          <table:table-cell table:style-name="ce13" office:value-type="string" calcext:value-type="string">
            <text:p>VISITA DI MEDICINA NUCLEARE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4.8545454545455" calcext:value-type="float">
            <text:p>25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3</text:p>
          </table:table-cell>
          <table:table-cell table:style-name="ce13" office:value-type="string" calcext:value-type="string">
            <text:p>PRIMA VISITA DI MEDICINA NUCLE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8333333333333" calcext:value-type="float">
            <text:p>1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012</text:p>
          </table:table-cell>
          <table:table-cell table:style-name="ce13" office:value-type="string" calcext:value-type="string">
            <text:p>SCINTIGRAFIA TIROIDEA CON CAPTAZIONE, CON O SENZA PROVE FARMACOLOGICH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3333333333333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013</text:p>
          </table:table-cell>
          <table:table-cell table:style-name="ce13" office:value-type="string" calcext:value-type="string">
            <text:p>SCINTIGRAFIA TIROIDE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5625" calcext:value-type="float">
            <text:p>9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031</text:p>
          </table:table-cell>
          <table:table-cell table:style-name="ce13" office:value-type="string" calcext:value-type="string">
            <text:p>SCINTIGRAFIA REN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033</text:p>
          </table:table-cell>
          <table:table-cell table:style-name="ce13" office:value-type="string" calcext:value-type="string">
            <text:p>SCINTIGRAFIA SEQUENZIALE REN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88888888888889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034</text:p>
          </table:table-cell>
          <table:table-cell table:style-name="ce13" office:value-type="string" calcext:value-type="string">
            <text:p>STUDIO DEL REFLUSSO VESCICO-URETER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035</text:p>
          </table:table-cell>
          <table:table-cell table:style-name="ce13" office:value-type="string" calcext:value-type="string">
            <text:p>TOMOSCINTIGRAFIA REN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6875" calcext:value-type="float">
            <text:p>7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041</text:p>
          </table:table-cell>
          <table:table-cell table:style-name="ce13" office:value-type="string" calcext:value-type="string">
            <text:p>SCINTIGRAFIA SEQUENZIALE DELLE GHIANDOLE SALIVARI CON STUDIO FUNZION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115</text:p>
          </table:table-cell>
          <table:table-cell table:style-name="ce13" office:value-type="string" calcext:value-type="string">
            <text:p>TOMOSCINTIGRAFIA <text:s/>CEREBRALE (SPET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76470588235294" calcext:value-type="float">
            <text:p>8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116</text:p>
          </table:table-cell>
          <table:table-cell table:style-name="ce13" office:value-type="string" calcext:value-type="string">
            <text:p>TOMOSCINTIGRAFIA <text:s/>CEREBRALE (PET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1" calcext:value-type="float">
            <text:p>3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7.875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13</text:p>
          </table:table-cell>
          <table:table-cell table:style-name="ce13" office:value-type="string" calcext:value-type="string">
            <text:p>SCINTIGRAFIA DELLE PARATIROID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151</text:p>
          </table:table-cell>
          <table:table-cell table:style-name="ce13" office:value-type="string" calcext:value-type="string">
            <text:p>SCINTIGRAFIA POLMONARE PERFUSION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5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182</text:p>
          </table:table-cell>
          <table:table-cell table:style-name="ce13" office:value-type="string" calcext:value-type="string">
            <text:p>SCINTIGRAFIA OSSEA O ARTICOL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52941176470588" calcext:value-type="float">
            <text:p>6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13793103448276" calcext:value-type="float">
            <text:p>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186</text:p>
          </table:table-cell>
          <table:table-cell table:style-name="ce13" office:value-type="string" calcext:value-type="string">
            <text:p>TOMOSCINTIGRAFIA GLOBALE CORPOREA (PET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9.25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6.5" calcext:value-type="float">
            <text:p>1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6.3584905660377" calcext:value-type="float">
            <text:p>36</text:p>
          </table:table-cell>
          <table:table-cell table:style-name="ce27" office:value-type="float" office:value="106" calcext:value-type="float">
            <text:p>10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.75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196</text:p>
          </table:table-cell>
          <table:table-cell table:style-name="ce13" office:value-type="string" calcext:value-type="string">
            <text:p>SCINTIGRAFIA SEGMENTARIA DOPO SCINTIGRAFIA TOTAL BODY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58333333333333" calcext:value-type="float">
            <text:p>8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81</text:p>
          </table:table-cell>
          <table:table-cell table:style-name="ce13" office:value-type="string" calcext:value-type="string">
            <text:p>TERAPIA DEGLI IPERTIROIDISM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3333333333333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82</text:p>
          </table:table-cell>
          <table:table-cell table:style-name="ce13" office:value-type="string" calcext:value-type="string">
            <text:p>TERAPIA DEGLI IPERTIROIDISM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.5" calcext:value-type="float">
            <text:p>2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2</text:p>
          </table:table-cell>
          <table:table-cell table:style-name="ce13" office:value-type="string" calcext:value-type="string">
            <text:p>INDIVIDUAZIONE DEL VOLUME BERSAGLIO E SIMULAZION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3333333333333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4</text:p>
          </table:table-cell>
          <table:table-cell table:style-name="ce13" office:value-type="string" calcext:value-type="string">
            <text:p>STUDIO FISICO-DOSIMETRIC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3333333333333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6</text:p>
          </table:table-cell>
          <table:table-cell table:style-name="ce13" office:value-type="string" calcext:value-type="string">
            <text:p>DOSIMETRIA IN VIV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3333333333333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Medicina sportiva</text:p>
          </table:table-cell>
          <table:table-cell table:style-name="ce13" office:value-type="string" calcext:value-type="string">
            <text:p>8913</text:p>
          </table:table-cell>
          <table:table-cell table:style-name="ce13" office:value-type="string" calcext:value-type="string">
            <text:p>PRIMA VISITA NEUROLOGICA [NEUROCHIRURGICA]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6" calcext:value-type="float">
            <text:p>18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71</text:p>
          </table:table-cell>
          <table:table-cell table:style-name="ce13" office:value-type="string" calcext:value-type="string">
            <text:p>SPIROMETRIA SEMPLIC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0793650793651" calcext:value-type="float">
            <text:p>11</text:p>
          </table:table-cell>
          <table:table-cell table:style-name="ce26" office:value-type="float" office:value="126" calcext:value-type="float">
            <text:p>1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42</text:p>
          </table:table-cell>
          <table:table-cell table:style-name="ce13" office:value-type="string" calcext:value-type="string">
            <text:p>TEST DA SFORZO DEI DUE GRADINI DI MASTERS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0793650793651" calcext:value-type="float">
            <text:p>11</text:p>
          </table:table-cell>
          <table:table-cell table:style-name="ce26" office:value-type="float" office:value="126" calcext:value-type="float">
            <text:p>1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52</text:p>
          </table:table-cell>
          <table:table-cell table:style-name="ce13" office:value-type="string" calcext:value-type="string">
            <text:p>ELETTROCARDIOGRAMM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007874015748" calcext:value-type="float">
            <text:p>11</text:p>
          </table:table-cell>
          <table:table-cell table:style-name="ce26" office:value-type="float" office:value="127" calcext:value-type="float">
            <text:p>1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0444</text:p>
          </table:table-cell>
          <table:table-cell table:style-name="ce13" office:value-type="string" calcext:value-type="string">
            <text:p>URINE ESAME PARZIALE (Acetone e glucosio quantitativo)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007874015748" calcext:value-type="float">
            <text:p>11</text:p>
          </table:table-cell>
          <table:table-cell table:style-name="ce26" office:value-type="float" office:value="127" calcext:value-type="float">
            <text:p>127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Nefrologia</text:p>
          </table:table-cell>
          <table:table-cell table:style-name="ce13" office:value-type="string" calcext:value-type="string">
            <text:p>8901B</text:p>
          </table:table-cell>
          <table:table-cell table:style-name="ce13" office:value-type="string" calcext:value-type="string">
            <text:p>VISITA NEFROLOG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.125" calcext:value-type="float">
            <text:p>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9.5535714285714" calcext:value-type="float">
            <text:p>30</text:p>
          </table:table-cell>
          <table:table-cell table:style-name="ce26" office:value-type="float" office:value="112" calcext:value-type="float">
            <text:p>1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4</text:p>
          </table:table-cell>
          <table:table-cell table:style-name="ce13" office:value-type="string" calcext:value-type="string">
            <text:p>PRIMA VISITA NEFROLOGIC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8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6666666666667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3.53125" calcext:value-type="float">
            <text:p>34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.66666666666667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Neonatologia</text:p>
          </table:table-cell>
          <table:table-cell table:style-name="ce13" office:value-type="string" calcext:value-type="string">
            <text:p>88711</text:p>
          </table:table-cell>
          <table:table-cell table:style-name="ce13" office:value-type="string" calcext:value-type="string">
            <text:p>ECOENCEFALOGRAF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41</text:p>
          </table:table-cell>
          <table:table-cell table:style-name="ce13" office:value-type="string" calcext:value-type="string">
            <text:p>ECOGRAFIA DELL' ADDOME SUPERIO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3333333333333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89655172413793" calcext:value-type="float">
            <text:p>7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.8157894736842" calcext:value-type="float">
            <text:p>13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Neurochirurgia</text:p>
          </table:table-cell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83333333333333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2.5" calcext:value-type="float">
            <text:p>2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8.1333333333333" calcext:value-type="float">
            <text:p>38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625" calcext:value-type="float">
            <text:p>1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3</text:p>
          </table:table-cell>
          <table:table-cell table:style-name="ce13" office:value-type="string" calcext:value-type="string">
            <text:p>PRIMA VISITA NEUROLOGICA [NEUROCHIRURGICA]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28571428571429" calcext:value-type="float">
            <text:p>6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75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92857142857143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.66666666666667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1" calcext:value-type="float">
            <text:p>23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99</text:p>
          </table:table-cell>
          <table:table-cell table:style-name="ce13" office:value-type="string" calcext:value-type="string">
            <text:p>INIEZIONE DI TOSSINA BOTULIN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9.96" calcext:value-type="float">
            <text:p>13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Neurologia</text:p>
          </table:table-cell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2.8571428571429" calcext:value-type="float">
            <text:p>63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3</text:p>
          </table:table-cell>
          <table:table-cell table:style-name="ce13" office:value-type="string" calcext:value-type="string">
            <text:p>PRIMA VISITA NEUROLOGICA [NEUROCHIRURGICA]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125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.66666666666667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85714285714286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2.8333333333333" calcext:value-type="float">
            <text:p>1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2857142857143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7692307692308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.71428571428571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2857142857143" calcext:value-type="float">
            <text:p>17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3125" calcext:value-type="float">
            <text:p>8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.1578947368421" calcext:value-type="float">
            <text:p>13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2272727272727" calcext:value-type="float">
            <text:p>19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31</text:p>
          </table:table-cell>
          <table:table-cell table:style-name="ce13" office:value-type="string" calcext:value-type="string">
            <text:p>VISITA NEUROLO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4" calcext:value-type="float">
            <text:p>4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7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4" calcext:value-type="float">
            <text:p>2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5454545454545" calcext:value-type="float">
            <text:p>2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2" calcext:value-type="float">
            <text:p>4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2.125" calcext:value-type="float">
            <text:p>3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4" calcext:value-type="float">
            <text:p>3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9090909090909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.5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2.3239436619718" calcext:value-type="float">
            <text:p>32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8" calcext:value-type="float">
            <text:p>2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6.4827586206897" calcext:value-type="float">
            <text:p>36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4</text:p>
          </table:table-cell>
          <table:table-cell table:style-name="ce13" office:value-type="string" calcext:value-type="string">
            <text:p>ELETTROENCEFALOGRAMM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5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.5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3134328358209" calcext:value-type="float">
            <text:p>8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42</text:p>
          </table:table-cell>
          <table:table-cell table:style-name="ce13" office:value-type="string" calcext:value-type="string">
            <text:p>ELETTROENCEFALOGRAMMA CON PRIVAZIONE DEL SONN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.11111111111111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51</text:p>
          </table:table-cell>
          <table:table-cell table:style-name="ce13" office:value-type="string" calcext:value-type="string">
            <text:p>POTENZIALI EVOCATI ACUST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54</text:p>
          </table:table-cell>
          <table:table-cell table:style-name="ce13" office:value-type="string" calcext:value-type="string">
            <text:p>POTENZIALI EVOCATI SOMATO-SENSORIAL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81</text:p>
          </table:table-cell>
          <table:table-cell table:style-name="ce13" office:value-type="string" calcext:value-type="string">
            <text:p>ELETTROMIOGRAFIA SEMPLICE [EMG]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.1044776119403" calcext:value-type="float">
            <text:p>20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85</text:p>
          </table:table-cell>
          <table:table-cell table:style-name="ce13" office:value-type="string" calcext:value-type="string">
            <text:p>RISPOSTE RIFLESS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7.8571428571429" calcext:value-type="float">
            <text:p>38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91</text:p>
          </table:table-cell>
          <table:table-cell table:style-name="ce13" office:value-type="string" calcext:value-type="string">
            <text:p>VELOCITA' DI CONDUZIONE NERVOSA MOTOR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28571428571429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6153846153846" calcext:value-type="float">
            <text:p>11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7.5785123966942" calcext:value-type="float">
            <text:p>28</text:p>
          </table:table-cell>
          <table:table-cell table:style-name="ce27" office:value-type="float" office:value="242" calcext:value-type="float">
            <text:p>24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92</text:p>
          </table:table-cell>
          <table:table-cell table:style-name="ce13" office:value-type="string" calcext:value-type="string">
            <text:p>VELOCITA' DI CONDUZIONE NERVOSA <text:s/>SENSITIV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5" calcext:value-type="float">
            <text:p>8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5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7.9955156950673" calcext:value-type="float">
            <text:p>28</text:p>
          </table:table-cell>
          <table:table-cell table:style-name="ce27" office:value-type="float" office:value="223" calcext:value-type="float">
            <text:p>2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11</text:p>
          </table:table-cell>
          <table:table-cell table:style-name="ce13" office:value-type="string" calcext:value-type="string">
            <text:p>SOMMINISTRAZIONE DI TEST DI INTELLIGENZ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7.4838709677419" calcext:value-type="float">
            <text:p>57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21</text:p>
          </table:table-cell>
          <table:table-cell table:style-name="ce13" office:value-type="string" calcext:value-type="string">
            <text:p>SOMMINISTRAZIONE DI TEST DELLA MEMORI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9.7230769230769" calcext:value-type="float">
            <text:p>60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81</text:p>
          </table:table-cell>
          <table:table-cell table:style-name="ce13" office:value-type="string" calcext:value-type="string">
            <text:p>SOMMINISTRAZIONE DI TEST DELLE FUNZIONI ESECUTIV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2.7333333333333" calcext:value-type="float">
            <text:p>63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82</text:p>
          </table:table-cell>
          <table:table-cell table:style-name="ce13" office:value-type="string" calcext:value-type="string">
            <text:p>SOMMINISTRAZIONE DI TEST DELLE <text:s/>ABILITA' VISUO SPAZIALI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4.5" calcext:value-type="float">
            <text:p>6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83</text:p>
          </table:table-cell>
          <table:table-cell table:style-name="ce13" office:value-type="string" calcext:value-type="string">
            <text:p>SOMMINISTRAZIONE DI TEST PROIETTIVI E DELLA PERSONALITA'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3.7272727272727" calcext:value-type="float">
            <text:p>64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9</text:p>
          </table:table-cell>
          <table:table-cell table:style-name="ce13" office:value-type="string" calcext:value-type="string">
            <text:p>COLLOQUIO PSICOLOGICO CLINIC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5" calcext:value-type="float">
            <text:p>1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23</text:p>
          </table:table-cell>
          <table:table-cell table:style-name="ce13" office:value-type="string" calcext:value-type="string">
            <text:p>POTENZIALI EVOCATI VISIVI <text:s/>(VEP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.33333333333333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Oculistica</text:p>
          </table:table-cell>
          <table:table-cell table:style-name="ce13" office:value-type="string" calcext:value-type="string">
            <text:p>0821</text:p>
          </table:table-cell>
          <table:table-cell table:style-name="ce13" office:value-type="string" calcext:value-type="string">
            <text:p>ASPORTAZIONE DI CALAZIO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5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0942</text:p>
          </table:table-cell>
          <table:table-cell table:style-name="ce13" office:value-type="string" calcext:value-type="string">
            <text:p>SPECILLAZIONE DEI CANALICOLI LACRIMALI</text:p>
          </table:table-cell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091</text:p>
          </table:table-cell>
          <table:table-cell table:style-name="ce13" office:value-type="string" calcext:value-type="string">
            <text:p>INIEZIONE SOTTOCONGIUNTIV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1991</text:p>
          </table:table-cell>
          <table:table-cell table:style-name="ce13" office:value-type="string" calcext:value-type="string">
            <text:p>APPLICAZIONE TERAPEUTICA DI LENTE A CONTAT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3.5" calcext:value-type="float">
            <text:p>3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214</text:p>
          </table:table-cell>
          <table:table-cell table:style-name="ce13" office:value-type="string" calcext:value-type="string">
            <text:p>IRIDECTOM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364</text:p>
          </table:table-cell>
          <table:table-cell table:style-name="ce13" office:value-type="string" calcext:value-type="string">
            <text:p>CAPSULOTOMIA YAG-LASER PER CATARATTA SECONDAR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.8333333333333" calcext:value-type="float">
            <text:p>22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434</text:p>
          </table:table-cell>
          <table:table-cell table:style-name="ce13" office:value-type="string" calcext:value-type="string">
            <text:p>RIPARAZIONE DI LACERAZIONE DELLA RETINA MEDIANTE FOTOCOAGULAZIONE CON ARGON (LASER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.9333333333333" calcext:value-type="float">
            <text:p>23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475</text:p>
          </table:table-cell>
          <table:table-cell table:style-name="ce13" office:value-type="string" calcext:value-type="string">
            <text:p>INIEZIONE INTRAVITREALE DI SOSTANZE TERAPEUTICH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9.5384615384615" calcext:value-type="float">
            <text:p>30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1691</text:p>
          </table:table-cell>
          <table:table-cell table:style-name="ce13" office:value-type="string" calcext:value-type="string">
            <text:p>INIEZIONE RETROBULBARE DI SOSTANZE TERAPEUTICH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2</text:p>
          </table:table-cell>
          <table:table-cell table:style-name="ce13" office:value-type="string" calcext:value-type="string">
            <text:p>VALUTAZIONE ORTOTT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7" calcext:value-type="float">
            <text:p>3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2857142857143" calcext:value-type="float">
            <text:p>23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6" calcext:value-type="float">
            <text:p>3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3.3333333333333" calcext:value-type="float">
            <text:p>43</text:p>
          </table:table-cell>
          <table:table-cell table:style-name="ce27" office:value-type="float" office:value="75" calcext:value-type="float">
            <text:p>7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3" calcext:value-type="float">
            <text:p>2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.2962962962963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02</text:p>
          </table:table-cell>
          <table:table-cell table:style-name="ce13" office:value-type="string" calcext:value-type="string">
            <text:p>PRIMA VISITA OCULIST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6666666666667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0909090909091" calcext:value-type="float">
            <text:p>18</text:p>
          </table:table-cell>
          <table:table-cell table:style-name="ce27" office:value-type="float" office:value="121" calcext:value-type="float">
            <text:p>1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8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.2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1973684210526" calcext:value-type="float">
            <text:p>16</text:p>
          </table:table-cell>
          <table:table-cell table:style-name="ce27" office:value-type="float" office:value="76" calcext:value-type="float">
            <text:p>7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.33333333333333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6" calcext:value-type="float">
            <text:p>11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0.456140350877" calcext:value-type="float">
            <text:p>150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8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.36363636363636" calcext:value-type="float">
            <text:p>6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936170212766" calcext:value-type="float">
            <text:p>11</text:p>
          </table:table-cell>
          <table:table-cell table:style-name="ce27" office:value-type="float" office:value="94" calcext:value-type="float">
            <text:p>9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1" calcext:value-type="float">
            <text:p>3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3928571428571" calcext:value-type="float">
            <text:p>18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7.2" calcext:value-type="float">
            <text:p>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9.6" calcext:value-type="float">
            <text:p>3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4" calcext:value-type="float">
            <text:p>2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8.9056603773585" calcext:value-type="float">
            <text:p>29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95" calcext:value-type="float">
            <text:p>9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5645161290323" calcext:value-type="float">
            <text:p>19</text:p>
          </table:table-cell>
          <table:table-cell table:style-name="ce27" office:value-type="float" office:value="124" calcext:value-type="float">
            <text:p>12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021</text:p>
          </table:table-cell>
          <table:table-cell table:style-name="ce13" office:value-type="string" calcext:value-type="string">
            <text:p>VISITA OCULIST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3.2" calcext:value-type="float">
            <text:p>23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4615384615385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93" calcext:value-type="float">
            <text:p>39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8.604166666667" calcext:value-type="float">
            <text:p>249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7540983606557" calcext:value-type="float">
            <text:p>14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9047619047619" calcext:value-type="float">
            <text:p>19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0" calcext:value-type="float">
            <text:p>3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2" calcext:value-type="float">
            <text:p>3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7" calcext:value-type="float">
            <text:p>7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4.2217741935484" calcext:value-type="float">
            <text:p>44</text:p>
          </table:table-cell>
          <table:table-cell table:style-name="ce27" office:value-type="float" office:value="248" calcext:value-type="float">
            <text:p>24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9480519480519" calcext:value-type="float">
            <text:p>20</text:p>
          </table:table-cell>
          <table:table-cell table:style-name="ce27" office:value-type="float" office:value="77" calcext:value-type="float">
            <text:p>7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031</text:p>
          </table:table-cell>
          <table:table-cell table:style-name="ce13" office:value-type="string" calcext:value-type="string">
            <text:p>STUDIO DELLA TOPOGRAFIA CORNE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05</text:p>
          </table:table-cell>
          <table:table-cell table:style-name="ce13" office:value-type="string" calcext:value-type="string">
            <text:p>STUDIO DEL CAMPO VISIV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4" calcext:value-type="float">
            <text:p>1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5.461538461538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9.5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5.6571428571429" calcext:value-type="float">
            <text:p>36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071</text:p>
          </table:table-cell>
          <table:table-cell table:style-name="ce13" office:value-type="string" calcext:value-type="string">
            <text:p>STUDIO DELLA SENSIBILITA' AL CONTRAST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66666666666667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091</text:p>
          </table:table-cell>
          <table:table-cell table:style-name="ce13" office:value-type="string" calcext:value-type="string">
            <text:p>ESAME DEL FUNDUS OCULI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.7741935483871" calcext:value-type="float">
            <text:p>21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6666666666667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8039215686275" calcext:value-type="float">
            <text:p>14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2.625" calcext:value-type="float">
            <text:p>113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0263157894737" calcext:value-type="float">
            <text:p>12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8695652173913" calcext:value-type="float">
            <text:p>19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3" calcext:value-type="float">
            <text:p>3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8333333333333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0606060606061" calcext:value-type="float">
            <text:p>16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11</text:p>
          </table:table-cell>
          <table:table-cell table:style-name="ce13" office:value-type="string" calcext:value-type="string">
            <text:p>FOTOGRAFIA DEL FUNDUS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12</text:p>
          </table:table-cell>
          <table:table-cell table:style-name="ce13" office:value-type="string" calcext:value-type="string">
            <text:p>ANGIOGRAFIA CON FLUORESCEINA O ANGIOSCOPIA OCUL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.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8.9954954954955" calcext:value-type="float">
            <text:p>59</text:p>
          </table:table-cell>
          <table:table-cell table:style-name="ce27" office:value-type="float" office:value="222" calcext:value-type="float">
            <text:p>2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13</text:p>
          </table:table-cell>
          <table:table-cell table:style-name="ce13" office:value-type="string" calcext:value-type="string">
            <text:p>ECOGRAFIA OCUL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131</text:p>
          </table:table-cell>
          <table:table-cell table:style-name="ce13" office:value-type="string" calcext:value-type="string">
            <text:p>PACHIMETRIA CORNE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3" calcext:value-type="float">
            <text:p>2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5714285714286" calcext:value-type="float">
            <text:p>11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132</text:p>
          </table:table-cell>
          <table:table-cell table:style-name="ce13" office:value-type="string" calcext:value-type="string">
            <text:p>BIOMICROSCOPIA CORNE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" calcext:value-type="float">
            <text:p>3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15</text:p>
          </table:table-cell>
          <table:table-cell table:style-name="ce13" office:value-type="string" calcext:value-type="string">
            <text:p>STUDIO DELLA MOTILITA' OCULAR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6" calcext:value-type="float">
            <text:p>3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3.5285714285714" calcext:value-type="float">
            <text:p>44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6.0833333333333" calcext:value-type="float">
            <text:p>26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2</text:p>
          </table:table-cell>
          <table:table-cell table:style-name="ce13" office:value-type="string" calcext:value-type="string">
            <text:p>TEST FUNZIONALI OBIETTIVI DELL'OCCHI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8" calcext:value-type="float">
            <text:p>1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3.3333333333333" calcext:value-type="float">
            <text:p>2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26</text:p>
          </table:table-cell>
          <table:table-cell table:style-name="ce13" office:value-type="string" calcext:value-type="string">
            <text:p>TONOGRAFIA, TEST DI PROVOCAZIONE E ALTRI TEST PER IL GLAUCOM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7" calcext:value-type="float">
            <text:p>2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.2" calcext:value-type="float">
            <text:p>2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35</text:p>
          </table:table-cell>
          <table:table-cell table:style-name="ce13" office:value-type="string" calcext:value-type="string">
            <text:p>TRAINING ORTOTTIC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9.2" calcext:value-type="float">
            <text:p>5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2" calcext:value-type="float">
            <text:p>42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Odontoiatria e stomatologia</text:p>
          </table:table-cell>
          <table:table-cell table:style-name="ce13" office:value-type="string" calcext:value-type="string">
            <text:p>8901E</text:p>
          </table:table-cell>
          <table:table-cell table:style-name="ce13" office:value-type="string" calcext:value-type="string">
            <text:p>VISITA ODONTOSTOMATOLOGICA o MAXILLO-FACCIALE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.22222222222222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6.25" calcext:value-type="float">
            <text:p>36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5384615384615" calcext:value-type="float">
            <text:p>11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3333333333333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5</text:p>
          </table:table-cell>
          <table:table-cell table:style-name="ce13" office:value-type="string" calcext:value-type="string">
            <text:p>PRIMA VISITA ODONTOSTOMATOLOGICA o MAXILLO-FACCI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75" calcext:value-type="float">
            <text:p>11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8604651162791" calcext:value-type="float">
            <text:p>1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27586206896552" calcext:value-type="float">
            <text:p>9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0.5" calcext:value-type="float">
            <text:p>2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0588235294118" calcext:value-type="float">
            <text:p>19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7777777777778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1282051282051" calcext:value-type="float">
            <text:p>12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.80645161290323" calcext:value-type="float">
            <text:p>6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99" calcext:value-type="float">
            <text:p>99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Oncologia</text:p>
          </table:table-cell>
          <table:table-cell table:style-name="ce13" office:value-type="string" calcext:value-type="string">
            <text:p>8901F</text:p>
          </table:table-cell>
          <table:table-cell table:style-name="ce13" office:value-type="string" calcext:value-type="string">
            <text:p>VISITA ONCOLOG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7.015037593985" calcext:value-type="float">
            <text:p>187</text:p>
          </table:table-cell>
          <table:table-cell table:style-name="ce27" office:value-type="float" office:value="133" calcext:value-type="float">
            <text:p>13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6</text:p>
          </table:table-cell>
          <table:table-cell table:style-name="ce13" office:value-type="string" calcext:value-type="string">
            <text:p>PRIMA VISITA ONCOLOG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25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.5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05882352941176" calcext:value-type="float">
            <text:p>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Ortopedia e traumatologia</text:p>
          </table:table-cell>
          <table:table-cell table:style-name="ce13" office:value-type="string" calcext:value-type="string">
            <text:p>8192</text:p>
          </table:table-cell>
          <table:table-cell table:style-name="ce13" office:value-type="string" calcext:value-type="string">
            <text:p>INIEZIONE DI SOSTANZE TERAPEUTICHE NELL'ARTICOLAZIONE O NEL LEGAMEN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.66666666666667" calcext:value-type="float">
            <text:p>10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G</text:p>
          </table:table-cell>
          <table:table-cell table:style-name="ce13" office:value-type="string" calcext:value-type="string">
            <text:p>VISITA ORTOPED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6" calcext:value-type="float">
            <text:p>4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8267326732673" calcext:value-type="float">
            <text:p>23</text:p>
          </table:table-cell>
          <table:table-cell table:style-name="ce27" office:value-type="float" office:value="202" calcext:value-type="float">
            <text:p>20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6.6708860759494" calcext:value-type="float">
            <text:p>17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5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25" calcext:value-type="float">
            <text:p>1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7.8454545454545" calcext:value-type="float">
            <text:p>28</text:p>
          </table:table-cell>
          <table:table-cell table:style-name="ce27" office:value-type="float" office:value="220" calcext:value-type="float">
            <text:p>2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7</text:p>
          </table:table-cell>
          <table:table-cell table:style-name="ce13" office:value-type="string" calcext:value-type="string">
            <text:p>PRIMA VISITA ORTOPED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2.3636363636364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8.3103448275862" calcext:value-type="float">
            <text:p>18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0392156862745" calcext:value-type="float">
            <text:p>21</text:p>
          </table:table-cell>
          <table:table-cell table:style-name="ce27" office:value-type="float" office:value="102" calcext:value-type="float">
            <text:p>10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.5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1666666666667" calcext:value-type="float">
            <text:p>1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975" calcext:value-type="float">
            <text:p>1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9" calcext:value-type="float">
            <text:p>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3333333333333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.3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3</text:p>
          </table:table-cell>
          <table:table-cell table:style-name="ce13" office:value-type="string" calcext:value-type="string">
            <text:p>VALUTAZIONE PROTES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5217391304348" calcext:value-type="float">
            <text:p>16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561</text:p>
          </table:table-cell>
          <table:table-cell table:style-name="ce13" office:value-type="string" calcext:value-type="string">
            <text:p>FASCIATURA SEMPLIC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75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9</text:p>
          </table:table-cell>
          <table:table-cell table:style-name="ce13" office:value-type="string" calcext:value-type="string">
            <text:p>ALTRA IRRIGAZIONE DI FERIT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.8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6" calcext:value-type="float">
            <text:p>11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788</text:p>
          </table:table-cell>
          <table:table-cell table:style-name="ce13" office:value-type="string" calcext:value-type="string">
            <text:p>RIMOZIONE DI DISPOSITIVO ESTERNO DI IMMOBILIZZAZION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9047619047619" calcext:value-type="float">
            <text:p>20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.1666666666667" calcext:value-type="float">
            <text:p>20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9.1875" calcext:value-type="float">
            <text:p>29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Ostetricia e ginecologia</text:p>
          </table:table-cell>
          <table:table-cell table:style-name="ce13" office:value-type="string" calcext:value-type="string">
            <text:p>57392</text:p>
          </table:table-cell>
          <table:table-cell table:style-name="ce13" office:value-type="string" calcext:value-type="string">
            <text:p>ESAME URODINAMICO INVASIV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6923076923077" calcext:value-type="float">
            <text:p>18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67191</text:p>
          </table:table-cell>
          <table:table-cell table:style-name="ce13" office:value-type="string" calcext:value-type="string">
            <text:p>BIOPSIA MIRATA <text:s/>DELLA PORTIO A GUIDA COLPOSCOP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.33333333333333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6732</text:p>
          </table:table-cell>
          <table:table-cell table:style-name="ce13" office:value-type="string" calcext:value-type="string">
            <text:p>CAUTERIZZAZIONE DEL COLLO UTERIN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68121</text:p>
          </table:table-cell>
          <table:table-cell table:style-name="ce13" office:value-type="string" calcext:value-type="string">
            <text:p>ISTEROSCOP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.1428571428571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6992</text:p>
          </table:table-cell>
          <table:table-cell table:style-name="ce13" office:value-type="string" calcext:value-type="string">
            <text:p>INSEMINAZIONE ARTIFICI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7021</text:p>
          </table:table-cell>
          <table:table-cell table:style-name="ce13" office:value-type="string" calcext:value-type="string">
            <text:p>COLPOSCOP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90625" calcext:value-type="float">
            <text:p>20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75101</text:p>
          </table:table-cell>
          <table:table-cell table:style-name="ce13" office:value-type="string" calcext:value-type="string">
            <text:p>PRELIEVO DEI VILLI CORIAL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5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75341</text:p>
          </table:table-cell>
          <table:table-cell table:style-name="ce13" office:value-type="string" calcext:value-type="string">
            <text:p>CARDIOTOCOGRAF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80357142857143" calcext:value-type="float">
            <text:p>4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25</text:p>
          </table:table-cell>
          <table:table-cell table:style-name="ce13" office:value-type="string" calcext:value-type="string">
            <text:p>ECOCARDIOGRAMMA FET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0.75" calcext:value-type="float">
            <text:p>4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52</text:p>
          </table:table-cell>
          <table:table-cell table:style-name="ce13" office:value-type="string" calcext:value-type="string">
            <text:p>ECO(COLOR)DOPPLER DELL'ADDOME INFERIOR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59375" calcext:value-type="float">
            <text:p>11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8</text:p>
          </table:table-cell>
          <table:table-cell table:style-name="ce13" office:value-type="string" calcext:value-type="string">
            <text:p>ECOGRAFIA OSTETR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4.6666666666667" calcext:value-type="float">
            <text:p>2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4186046511628" calcext:value-type="float">
            <text:p>24</text:p>
          </table:table-cell>
          <table:table-cell table:style-name="ce27" office:value-type="float" office:value="86" calcext:value-type="float">
            <text:p>8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8" calcext:value-type="float">
            <text:p>28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5203619909502" calcext:value-type="float">
            <text:p>19</text:p>
          </table:table-cell>
          <table:table-cell table:style-name="ce27" office:value-type="float" office:value="442" calcext:value-type="float">
            <text:p>44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81</text:p>
          </table:table-cell>
          <table:table-cell table:style-name="ce13" office:value-type="string" calcext:value-type="string">
            <text:p>ECOGRAFIA OVAR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07368421052632" calcext:value-type="float">
            <text:p>3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82</text:p>
          </table:table-cell>
          <table:table-cell table:style-name="ce13" office:value-type="string" calcext:value-type="string">
            <text:p>ECOGRAFIA GINECOLOG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.33333333333333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97</text:p>
          </table:table-cell>
          <table:table-cell table:style-name="ce13" office:value-type="string" calcext:value-type="string">
            <text:p>ECOGRAFIA TRANSVAGIN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4" calcext:value-type="float">
            <text:p>3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8" calcext:value-type="float">
            <text:p>1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1.6825396825397" calcext:value-type="float">
            <text:p>52</text:p>
          </table:table-cell>
          <table:table-cell table:style-name="ce27" office:value-type="float" office:value="63" calcext:value-type="float">
            <text:p>6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75" calcext:value-type="float">
            <text:p>1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3333333333333" calcext:value-type="float">
            <text:p>12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7</text:p>
          </table:table-cell>
          <table:table-cell table:style-name="ce13" office:value-type="string" calcext:value-type="string">
            <text:p>VISITA MULTIDISCIPLIN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5833333333333" calcext:value-type="float">
            <text:p>16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261</text:p>
          </table:table-cell>
          <table:table-cell table:style-name="ce13" office:value-type="string" calcext:value-type="string">
            <text:p>PRIMA VISITA GINECOLOG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3" calcext:value-type="float">
            <text:p>4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5483870967742" calcext:value-type="float">
            <text:p>12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0.25" calcext:value-type="float">
            <text:p>40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25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1.3" calcext:value-type="float">
            <text:p>31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2.4583333333333" calcext:value-type="float">
            <text:p>42</text:p>
          </table:table-cell>
          <table:table-cell table:style-name="ce27" office:value-type="float" office:value="96" calcext:value-type="float">
            <text:p>9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05" calcext:value-type="float">
            <text:p>1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92405063291139" calcext:value-type="float">
            <text:p>9</text:p>
          </table:table-cell>
          <table:table-cell table:style-name="ce27" office:value-type="float" office:value="79" calcext:value-type="float">
            <text:p>7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262</text:p>
          </table:table-cell>
          <table:table-cell table:style-name="ce13" office:value-type="string" calcext:value-type="string">
            <text:p>VISITA GINECOLO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67857142857143" calcext:value-type="float">
            <text:p>9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8.3333333333333" calcext:value-type="float">
            <text:p>5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7" calcext:value-type="float">
            <text:p>3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4.0642201834862" calcext:value-type="float">
            <text:p>64</text:p>
          </table:table-cell>
          <table:table-cell table:style-name="ce27" office:value-type="float" office:value="109" calcext:value-type="float">
            <text:p>10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4666666666667" calcext:value-type="float">
            <text:p>2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263</text:p>
          </table:table-cell>
          <table:table-cell table:style-name="ce13" office:value-type="string" calcext:value-type="string">
            <text:p>PRIMA VISITA <text:s/>OSTETR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.3333333333333" calcext:value-type="float">
            <text:p>13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2941176470588" calcext:value-type="float">
            <text:p>16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264</text:p>
          </table:table-cell>
          <table:table-cell table:style-name="ce13" office:value-type="string" calcext:value-type="string">
            <text:p>VISITA <text:s/>OSTETRICA <text:s/>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6.6521739130435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2.5" calcext:value-type="float">
            <text:p>2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6332179930796" calcext:value-type="float">
            <text:p>16</text:p>
          </table:table-cell>
          <table:table-cell table:style-name="ce27" office:value-type="float" office:value="289" calcext:value-type="float">
            <text:p>28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1</text:p>
          </table:table-cell>
          <table:table-cell table:style-name="ce13" office:value-type="string" calcext:value-type="string">
            <text:p>PRIMA VISITA DI GENETICA MED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.14285714285714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484</text:p>
          </table:table-cell>
          <table:table-cell table:style-name="ce13" office:value-type="string" calcext:value-type="string">
            <text:p>PRELIEVO CITOLOG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258064516129" calcext:value-type="float">
            <text:p>11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493</text:p>
          </table:table-cell>
          <table:table-cell table:style-name="ce13" office:value-type="string" calcext:value-type="string">
            <text:p>PRELIEVO MICROBIOLOG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6.6428571428571" calcext:value-type="float">
            <text:p>17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9</text:p>
          </table:table-cell>
          <table:table-cell table:style-name="ce13" office:value-type="string" calcext:value-type="string">
            <text:p>COLLOQUIO PSICOLOGICO CLIN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9.7826086956522" calcext:value-type="float">
            <text:p>40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18</text:p>
          </table:table-cell>
          <table:table-cell table:style-name="ce13" office:value-type="string" calcext:value-type="string">
            <text:p>INSERZIONE DI ALTRO PESSARIO VAGIN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5" calcext:value-type="float">
            <text:p>4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771</text:p>
          </table:table-cell>
          <table:table-cell table:style-name="ce13" office:value-type="string" calcext:value-type="string">
            <text:p>RIMOZIONE DI DISPOSITIVO CONTRACCETTIVO intrauteruino o intradermico sottocutaneo di progestinic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7.625" calcext:value-type="float">
            <text:p>38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Otorinolaringoiatria</text:p>
          </table:table-cell>
          <table:table-cell table:style-name="ce13" office:value-type="string" calcext:value-type="string">
            <text:p>20391</text:p>
          </table:table-cell>
          <table:table-cell table:style-name="ce13" office:value-type="string" calcext:value-type="string">
            <text:p>OTOEMISSIONI ACUSTICH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1.5" calcext:value-type="float">
            <text:p>19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103</text:p>
          </table:table-cell>
          <table:table-cell table:style-name="ce13" office:value-type="string" calcext:value-type="string">
            <text:p>CONTROLLO DI EPISTASSI MEDIANTE CAUTERIZZAZIONE (E TAMPONAMENTO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2912</text:p>
          </table:table-cell>
          <table:table-cell table:style-name="ce13" office:value-type="string" calcext:value-type="string">
            <text:p>BIOPSIA FARINGE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3142</text:p>
          </table:table-cell>
          <table:table-cell table:style-name="ce13" office:value-type="string" calcext:value-type="string">
            <text:p>LARINGOSCOPIA E ALTRA TRACHEOSCOPI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8181818181818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5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9090909090909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31421</text:p>
          </table:table-cell>
          <table:table-cell table:style-name="ce13" office:value-type="string" calcext:value-type="string">
            <text:p>LARINGOSCOPIA INDIRETTA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H</text:p>
          </table:table-cell>
          <table:table-cell table:style-name="ce13" office:value-type="string" calcext:value-type="string">
            <text:p>VISITA ORL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125" calcext:value-type="float">
            <text:p>15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.8333333333333" calcext:value-type="float">
            <text:p>21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9166666666667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6" calcext:value-type="float">
            <text:p>3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7222222222222" calcext:value-type="float">
            <text:p>22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.3333333333333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5641025641026" calcext:value-type="float">
            <text:p>18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8292682926829" calcext:value-type="float">
            <text:p>12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5.3333333333333" calcext:value-type="float">
            <text:p>25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51</text:p>
          </table:table-cell>
          <table:table-cell table:style-name="ce13" office:value-type="string" calcext:value-type="string">
            <text:p>POTENZIALI EVOCATI ACUST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58</text:p>
          </table:table-cell>
          <table:table-cell table:style-name="ce13" office:value-type="string" calcext:value-type="string">
            <text:p>POTENZIALI EVOCATI UDITIV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8</text:p>
          </table:table-cell>
          <table:table-cell table:style-name="ce13" office:value-type="string" calcext:value-type="string">
            <text:p>PRIMA VISITA ORL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14285714285714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2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6538461538462" calcext:value-type="float">
            <text:p>11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5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5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.25" calcext:value-type="float">
            <text:p>2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5384615384615" calcext:value-type="float">
            <text:p>15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2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8421052631579" calcext:value-type="float">
            <text:p>22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66666666666667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3333333333333" calcext:value-type="float">
            <text:p>12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7.6666666666667" calcext:value-type="float">
            <text:p>1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.6" calcext:value-type="float">
            <text:p>21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21428571428571" calcext:value-type="float">
            <text:p>3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4.73076923076923" calcext:value-type="float">
            <text:p>5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17543859649123" calcext:value-type="float">
            <text:p>7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.16666666666667" calcext:value-type="float">
            <text:p>1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5" calcext:value-type="float">
            <text:p>4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56521739130435" calcext:value-type="float">
            <text:p>9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8731343283582" calcext:value-type="float">
            <text:p>17</text:p>
          </table:table-cell>
          <table:table-cell table:style-name="ce27" office:value-type="float" office:value="134" calcext:value-type="float">
            <text:p>1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0635</text:p>
          </table:table-cell>
          <table:table-cell table:style-name="ce13" office:value-type="string" calcext:value-type="string">
            <text:p>ESAME MICROSCOPICO DI STRISCIO O APPOSIZIONE DI CITOASPIRATO LINFOGHIANDOLAR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484</text:p>
          </table:table-cell>
          <table:table-cell table:style-name="ce13" office:value-type="string" calcext:value-type="string">
            <text:p>PRELIEVO CITOLOGIC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3</text:p>
          </table:table-cell>
          <table:table-cell table:style-name="ce13" office:value-type="string" calcext:value-type="string">
            <text:p>VALUTAZIONE PROTESICA</text:p>
          </table:table-cell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411</text:p>
          </table:table-cell>
          <table:table-cell table:style-name="ce13" office:value-type="string" calcext:value-type="string">
            <text:p>ESAME AUDIOMETRICO TON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.5" calcext:value-type="float">
            <text:p>1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5333333333333" calcext:value-type="float">
            <text:p>17</text:p>
          </table:table-cell>
          <table:table-cell table:style-name="ce27" office:value-type="float" office:value="75" calcext:value-type="float">
            <text:p>7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47826086956522" calcext:value-type="float">
            <text:p>4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3" calcext:value-type="float">
            <text:p>4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.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7301587301587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412</text:p>
          </table:table-cell>
          <table:table-cell table:style-name="ce13" office:value-type="string" calcext:value-type="string">
            <text:p>ESAME AUDIOMETRICO VOC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6451612903226" calcext:value-type="float">
            <text:p>19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86666666666667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.11538461538462" calcext:value-type="float">
            <text:p>5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414</text:p>
          </table:table-cell>
          <table:table-cell table:style-name="ce13" office:value-type="string" calcext:value-type="string">
            <text:p>ESAME AUDIOMETRICO CONDIZIONATO INFANTI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25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42</text:p>
          </table:table-cell>
          <table:table-cell table:style-name="ce13" office:value-type="string" calcext:value-type="string">
            <text:p>IMPEDENZOMETRI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2.5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625" calcext:value-type="float">
            <text:p>16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3" calcext:value-type="float">
            <text:p>4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45238095238095" calcext:value-type="float">
            <text:p>8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442</text:p>
          </table:table-cell>
          <table:table-cell table:style-name="ce13" office:value-type="string" calcext:value-type="string">
            <text:p>ESAME CLINICO DELLA FUNZIONALITA' VESTIBOLARE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5481</text:p>
          </table:table-cell>
          <table:table-cell table:style-name="ce13" office:value-type="string" calcext:value-type="string">
            <text:p>MESSA A PUNTO DI MEZZI PER L'UDI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6" calcext:value-type="float">
            <text:p>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.66666666666667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2</text:p>
          </table:table-cell>
          <table:table-cell table:style-name="ce13" office:value-type="string" calcext:value-type="string">
            <text:p>IRRIGAZIONE DELL'ORECCHI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6666666666667" calcext:value-type="float">
            <text:p>19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ediatria</text:p>
          </table:table-cell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5.7894736842105" calcext:value-type="float">
            <text:p>26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8</text:p>
          </table:table-cell>
          <table:table-cell table:style-name="ce13" office:value-type="string" calcext:value-type="string">
            <text:p>VISITA ENDOCRINOLOGICA/DIABETOLOGICA - ANDROLOG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9.3461538461538" calcext:value-type="float">
            <text:p>49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9</text:p>
          </table:table-cell>
          <table:table-cell table:style-name="ce13" office:value-type="string" calcext:value-type="string">
            <text:p>VISITA GASTROENTEROLOG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6.0909090909091" calcext:value-type="float">
            <text:p>56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L</text:p>
          </table:table-cell>
          <table:table-cell table:style-name="ce13" office:value-type="string" calcext:value-type="string">
            <text:p>VISITA PNEUMOLOG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71</text:p>
          </table:table-cell>
          <table:table-cell table:style-name="ce13" office:value-type="string" calcext:value-type="string">
            <text:p>SPIROMETRIA SEMPLIC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5.5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5555555555556" calcext:value-type="float">
            <text:p>17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8</text:p>
          </table:table-cell>
          <table:table-cell table:style-name="ce13" office:value-type="string" calcext:value-type="string">
            <text:p>PRIMA VISITA ENDOCRINOLOGICA/DIABETOLOG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5.5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5263157894737" calcext:value-type="float">
            <text:p>19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A9</text:p>
          </table:table-cell>
          <table:table-cell table:style-name="ce13" office:value-type="string" calcext:value-type="string">
            <text:p>PRIMA VISITA GASTROENTEROLOG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5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9.8888888888889" calcext:value-type="float">
            <text:p>7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1</text:p>
          </table:table-cell>
          <table:table-cell table:style-name="ce13" office:value-type="string" calcext:value-type="string">
            <text:p>PRIMA VISITA DI GENETICA MED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7333333333333" calcext:value-type="float">
            <text:p>19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9</text:p>
          </table:table-cell>
          <table:table-cell table:style-name="ce13" office:value-type="string" calcext:value-type="string">
            <text:p>PRIMA VISITA PNEUMOLOGIC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5" calcext:value-type="float">
            <text:p>1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0271</text:p>
          </table:table-cell>
          <table:table-cell table:style-name="ce13" office:value-type="string" calcext:value-type="string">
            <text:p>GLUCOSIO [S/P/U/dU/La]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2.6666666666667" calcext:value-type="float">
            <text:p>53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0281</text:p>
          </table:table-cell>
          <table:table-cell table:style-name="ce13" office:value-type="string" calcext:value-type="string">
            <text:p>Hb - EMOGLOBINA GLICA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2.6666666666667" calcext:value-type="float">
            <text:p>53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906</text:p>
          </table:table-cell>
          <table:table-cell table:style-name="ce13" office:value-type="string" calcext:value-type="string">
            <text:p>TEST PERCUTANEI E INTRACUTANEI A LETTURA IMMEDIATA (Fino a 12 allergeni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5" calcext:value-type="float">
            <text:p>18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9583333333333" calcext:value-type="float">
            <text:p>11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neumologia</text:p>
          </table:table-cell>
          <table:table-cell table:style-name="ce13" office:value-type="string" calcext:value-type="string">
            <text:p>3142</text:p>
          </table:table-cell>
          <table:table-cell table:style-name="ce13" office:value-type="string" calcext:value-type="string">
            <text:p>LARINGOSCOPIA E ALTRA TRACHEOSCOPI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L</text:p>
          </table:table-cell>
          <table:table-cell table:style-name="ce13" office:value-type="string" calcext:value-type="string">
            <text:p>VISITA PNEUMOLOGICA DI CONTR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0.5" calcext:value-type="float">
            <text:p>7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2.548076923077" calcext:value-type="float">
            <text:p>243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.91666666666667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3.2857142857143" calcext:value-type="float">
            <text:p>23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0744336569579" calcext:value-type="float">
            <text:p>23</text:p>
          </table:table-cell>
          <table:table-cell table:style-name="ce27" office:value-type="float" office:value="309" calcext:value-type="float">
            <text:p>30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17</text:p>
          </table:table-cell>
          <table:table-cell table:style-name="ce13" office:value-type="string" calcext:value-type="string">
            <text:p>POLISONNOGRAMM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8.714285714286" calcext:value-type="float">
            <text:p>159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5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9.4848484848485" calcext:value-type="float">
            <text:p>29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71</text:p>
          </table:table-cell>
          <table:table-cell table:style-name="ce13" office:value-type="string" calcext:value-type="string">
            <text:p>SPIROMETRIA SEMPLIC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6.5" calcext:value-type="float">
            <text:p>14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5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.5" calcext:value-type="float">
            <text:p>1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75" calcext:value-type="float">
            <text:p>1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72</text:p>
          </table:table-cell>
          <table:table-cell table:style-name="ce13" office:value-type="string" calcext:value-type="string">
            <text:p>SPIROMETRIA GLOB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20" calcext:value-type="float">
            <text:p>22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6.944444444444" calcext:value-type="float">
            <text:p>177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6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8" calcext:value-type="float">
            <text:p>18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3081081081081" calcext:value-type="float">
            <text:p>14</text:p>
          </table:table-cell>
          <table:table-cell table:style-name="ce27" office:value-type="float" office:value="185" calcext:value-type="float">
            <text:p>18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74</text:p>
          </table:table-cell>
          <table:table-cell table:style-name="ce13" office:value-type="string" calcext:value-type="string">
            <text:p>TEST DI BRONCODILATAZIONE FARMACOLOG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8.666666666667" calcext:value-type="float">
            <text:p>149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7272727272727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75</text:p>
          </table:table-cell>
          <table:table-cell table:style-name="ce13" office:value-type="string" calcext:value-type="string">
            <text:p>PROVA BRONCODINAMICA CON BRONCOCOSTRITTORE SPECIFICO O ASPECIF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1.5" calcext:value-type="float">
            <text:p>82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82</text:p>
          </table:table-cell>
          <table:table-cell table:style-name="ce13" office:value-type="string" calcext:value-type="string">
            <text:p>SPIROMETRIA GLOBALE CON TECNICA PLETISMOGRAFIC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1395348837209" calcext:value-type="float">
            <text:p>14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83</text:p>
          </table:table-cell>
          <table:table-cell table:style-name="ce13" office:value-type="string" calcext:value-type="string">
            <text:p>DIFFUSIONE ALVEOLO-CAPILLARE <text:s/>DEL 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7.85" calcext:value-type="float">
            <text:p>188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33333333333333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1428571428571" calcext:value-type="float">
            <text:p>1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2211538461538" calcext:value-type="float">
            <text:p>15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86</text:p>
          </table:table-cell>
          <table:table-cell table:style-name="ce13" office:value-type="string" calcext:value-type="string">
            <text:p>VALUTAZIONE DELLA VENTILAZIONE E DEI GAS ESPIRATI E RELATIVI PARAMETRI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8.4" calcext:value-type="float">
            <text:p>118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387</text:p>
          </table:table-cell>
          <table:table-cell table:style-name="ce13" office:value-type="string" calcext:value-type="string">
            <text:p>DETERMINAZIONE DELLE MASSIME PRESSIONI INSPIRATORIE ED ESPIRATORIE O TRANSDIAFRAMMATICH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442</text:p>
          </table:table-cell>
          <table:table-cell table:style-name="ce13" office:value-type="string" calcext:value-type="string">
            <text:p>TEST DEL CAMMIN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65" calcext:value-type="float">
            <text:p>36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76" calcext:value-type="float">
            <text:p>19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651</text:p>
          </table:table-cell>
          <table:table-cell table:style-name="ce13" office:value-type="string" calcext:value-type="string">
            <text:p>EMOGASANALISI ARTERIOSA SISTEM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71.5" calcext:value-type="float">
            <text:p>27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2777777777778" calcext:value-type="float">
            <text:p>18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652</text:p>
          </table:table-cell>
          <table:table-cell table:style-name="ce13" office:value-type="string" calcext:value-type="string">
            <text:p>EMOGASANALISI DURANTE RESPIRAZIONE DI O2 AD ALTA CONCENTRAZION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8.666666666667" calcext:value-type="float">
            <text:p>199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0.6666666666667" calcext:value-type="float">
            <text:p>9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655</text:p>
          </table:table-cell>
          <table:table-cell table:style-name="ce13" office:value-type="string" calcext:value-type="string">
            <text:p>MONITORAGGIO INCRUENTO DELLA SATURAZIONE ARTERIOS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6.5" calcext:value-type="float">
            <text:p>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8.8" calcext:value-type="float">
            <text:p>239</text:p>
          </table:table-cell>
          <table:table-cell table:style-name="ce27" office:value-type="float" office:value="105" calcext:value-type="float">
            <text:p>10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7.5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4632352941176" calcext:value-type="float">
            <text:p>24</text:p>
          </table:table-cell>
          <table:table-cell table:style-name="ce27" office:value-type="float" office:value="136" calcext:value-type="float">
            <text:p>13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9</text:p>
          </table:table-cell>
          <table:table-cell table:style-name="ce13" office:value-type="string" calcext:value-type="string">
            <text:p>PRIMA VISITA PNEUMOLOG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75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9.625" calcext:value-type="float">
            <text:p>6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8.064516129032" calcext:value-type="float">
            <text:p>128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72" calcext:value-type="float">
            <text:p>7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.9230769230769" calcext:value-type="float">
            <text:p>1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8" calcext:value-type="float">
            <text:p>10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3333333333333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1485</text:p>
          </table:table-cell>
          <table:table-cell table:style-name="ce13" office:value-type="string" calcext:value-type="string">
            <text:p>PRELIEVO DI SANGUE ARTERIOS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0.666666666667" calcext:value-type="float">
            <text:p>19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83</text:p>
          </table:table-cell>
          <table:table-cell table:style-name="ce13" office:value-type="string" calcext:value-type="string">
            <text:p>TERAPIA OCCUPAZION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.5555555555556" calcext:value-type="float">
            <text:p>22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71</text:p>
          </table:table-cell>
          <table:table-cell table:style-name="ce13" office:value-type="string" calcext:value-type="string">
            <text:p>SOSTITUZIONE NON OPERATORIA DI SUSSIDIO PER IL SISTEMA MUSCOLOSCHELETR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A</text:p>
          </table:table-cell>
          <table:table-cell table:style-name="ce13" office:value-type="string" calcext:value-type="string">
            <text:p>INIEZIONE O INFUSIONE DI FARMACI SPECIFICI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2727272727273" calcext:value-type="float">
            <text:p>19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sichiatria</text:p>
          </table:table-cell>
          <table:table-cell table:style-name="ce13" office:value-type="string" calcext:value-type="string">
            <text:p>94011</text:p>
          </table:table-cell>
          <table:table-cell table:style-name="ce13" office:value-type="string" calcext:value-type="string">
            <text:p>SOMMINISTRAZIONE DI TEST DI INTELLIGENZA</text:p>
          </table:table-cell>
          <table:table-cell table:style-name="ce13" office:value-type="string" calcext:value-type="string">
            <text:p>CPS - LONGONE AL SEGRIN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83</text:p>
          </table:table-cell>
          <table:table-cell table:style-name="ce13" office:value-type="string" calcext:value-type="string">
            <text:p>SOMMINISTRAZIONE DI TEST PROIETTIVI E DELLA PERSONALITA'</text:p>
          </table:table-cell>
          <table:table-cell table:style-name="ce13" office:value-type="string" calcext:value-type="string">
            <text:p>CPS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09</text:p>
          </table:table-cell>
          <table:table-cell table:style-name="ce13" office:value-type="string" calcext:value-type="string">
            <text:p>COLLOQUIO PSICOLOGICO CLINICO</text:p>
          </table:table-cell>
          <table:table-cell table:style-name="ce13" office:value-type="string" calcext:value-type="string">
            <text:p>CPS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.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121</text:p>
          </table:table-cell>
          <table:table-cell table:style-name="ce13" office:value-type="string" calcext:value-type="string">
            <text:p>VISITA PSICHIATRICA DI CONTROLLO</text:p>
          </table:table-cell>
          <table:table-cell table:style-name="ce13" office:value-type="string" calcext:value-type="string">
            <text:p>AMBULATORIO PSICHIATRICO 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PS -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PS - LONGONE AL SEGRIN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PS APPIANO GENTIL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191</text:p>
          </table:table-cell>
          <table:table-cell table:style-name="ce13" office:value-type="string" calcext:value-type="string">
            <text:p>PRIMA VISITA PSICHIATRICA</text:p>
          </table:table-cell>
          <table:table-cell table:style-name="ce13" office:value-type="string" calcext:value-type="string">
            <text:p>AMBULATORIO PSICHIATRICO 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.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.5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.P.S. OSSUCC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PS -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0.6666666666667" calcext:value-type="float">
            <text:p>3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PS - LONGONE AL SEGRIN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.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66666666666667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PS APPIANO GENTIL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25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CPS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43</text:p>
          </table:table-cell>
          <table:table-cell table:style-name="ce13" office:value-type="string" calcext:value-type="string">
            <text:p>PSICOTERAPIA INDIVIDUALE</text:p>
          </table:table-cell>
          <table:table-cell table:style-name="ce13" office:value-type="string" calcext:value-type="string">
            <text:p>CPS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6" calcext:value-type="float">
            <text:p>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Radiologia</text:p>
          </table:table-cell>
          <table:table-cell table:style-name="ce13" office:value-type="string" calcext:value-type="string">
            <text:p>06112</text:p>
          </table:table-cell>
          <table:table-cell table:style-name="ce13" office:value-type="string" calcext:value-type="string">
            <text:p>BIOPSIA [PERCUTANEA] [AGOBIOPSIA] DELLA TIROID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6153846153846" calcext:value-type="float">
            <text:p>18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40191</text:p>
          </table:table-cell>
          <table:table-cell table:style-name="ce13" office:value-type="string" calcext:value-type="string">
            <text:p>AGOBIOPSIA LINFONODALE ECO-GUIDA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3211</text:p>
          </table:table-cell>
          <table:table-cell table:style-name="ce13" office:value-type="string" calcext:value-type="string">
            <text:p>BIOPSIA ECO-GUIDATA DEI TESSUTI MOLL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U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5112</text:p>
          </table:table-cell>
          <table:table-cell table:style-name="ce13" office:value-type="string" calcext:value-type="string">
            <text:p>BIOPSIA MINIINVSIVA "VACUUM ASSISTED" CON SISTEMA DI GUIDA ECOGRAFIC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66666666666667" calcext:value-type="float">
            <text:p>4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</text:p>
          </table:table-cell>
          <table:table-cell table:style-name="ce13" office:value-type="string" calcext:value-type="string">
            <text:p>TOMOGRAFIA COMPUTERIZZATA (TC) DEL CAP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.25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.38461538461538" calcext:value-type="float">
            <text:p>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11111111111111" calcext:value-type="float">
            <text:p>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1</text:p>
          </table:table-cell>
          <table:table-cell table:style-name="ce13" office:value-type="string" calcext:value-type="string">
            <text:p>TOMOGRAFIA COMPUTERIZZATA (TC) DEL CAPO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25" calcext:value-type="float">
            <text:p>8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5714285714286" calcext:value-type="float">
            <text:p>11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5" calcext:value-type="float">
            <text:p>1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" calcext:value-type="float">
            <text:p>19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2</text:p>
          </table:table-cell>
          <table:table-cell table:style-name="ce13" office:value-type="string" calcext:value-type="string">
            <text:p>TOMOGRAFIA COMPUTERIZZATA (TC) DEL MASSICCIO FACCI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.8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83333333333333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3</text:p>
          </table:table-cell>
          <table:table-cell table:style-name="ce13" office:value-type="string" calcext:value-type="string">
            <text:p>TOMOGRAFIA COMPUTERIZZATA (TC) DEL MASSICCIO FACCIALE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3333333333333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4</text:p>
          </table:table-cell>
          <table:table-cell table:style-name="ce13" office:value-type="string" calcext:value-type="string">
            <text:p>TOMOGRAFIA COMPUTERIZZATA (TC) DELLE ARCATE DENTARIE [DENTALSCAN]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5</text:p>
          </table:table-cell>
          <table:table-cell table:style-name="ce13" office:value-type="string" calcext:value-type="string">
            <text:p>TOMOGRAFIA COMPUTERIZZATA (TC) DELL' ORECCHI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7</text:p>
          </table:table-cell>
          <table:table-cell table:style-name="ce13" office:value-type="string" calcext:value-type="string">
            <text:p>TOMOGRAFIA COMPUTERIZZATA (TC) DEL C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38</text:p>
          </table:table-cell>
          <table:table-cell table:style-name="ce13" office:value-type="string" calcext:value-type="string">
            <text:p>TOMOGRAFIA COMPUTERIZZATA (TC) DEL COLLO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.5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25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" calcext:value-type="float">
            <text:p>1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8571428571429" calcext:value-type="float">
            <text:p>11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.33333333333333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091</text:p>
          </table:table-cell>
          <table:table-cell table:style-name="ce13" office:value-type="string" calcext:value-type="string">
            <text:p>RADIOGRAFIA DEI TESSUTI MOLLI DELLA FACCIA, DEL CAPO E DEL COLLO</text:p>
          </table:table-cell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113</text:p>
          </table:table-cell>
          <table:table-cell table:style-name="ce13" office:value-type="string" calcext:value-type="string">
            <text:p>ORTOPANORAMICA DELLE ARCATE DENTARI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33333333333333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3636363636364" calcext:value-type="float">
            <text:p>17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57142857142857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82051282051282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5833333333333" calcext:value-type="float">
            <text:p>12</text:p>
          </table:table-cell>
          <table:table-cell table:style-name="ce27" office:value-type="float" office:value="84" calcext:value-type="float">
            <text:p>8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121</text:p>
          </table:table-cell>
          <table:table-cell table:style-name="ce13" office:value-type="string" calcext:value-type="string">
            <text:p>TELERADIOGRAFIA DEL CRANI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.5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.38461538461539" calcext:value-type="float">
            <text:p>8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5" calcext:value-type="float">
            <text:p>11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1363636363636" calcext:value-type="float">
            <text:p>12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161</text:p>
          </table:table-cell>
          <table:table-cell table:style-name="ce13" office:value-type="string" calcext:value-type="string">
            <text:p>ALTRA RADIOGRAFIA DI OSSA DELLA FACCI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171</text:p>
          </table:table-cell>
          <table:table-cell table:style-name="ce13" office:value-type="string" calcext:value-type="string">
            <text:p>RADIOGRAFIA DEL CRANIO E <text:s/>DEI SENI PARANASALI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" calcext:value-type="float">
            <text:p>2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0909090909091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22</text:p>
          </table:table-cell>
          <table:table-cell table:style-name="ce13" office:value-type="string" calcext:value-type="string">
            <text:p>RADIOGRAFIA DELLA COLONNA CERVIC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66666666666667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3333333333333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5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6" calcext:value-type="float">
            <text:p>8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5757575757576" calcext:value-type="float">
            <text:p>11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23</text:p>
          </table:table-cell>
          <table:table-cell table:style-name="ce13" office:value-type="string" calcext:value-type="string">
            <text:p>RADIOGRAFIA DELLA COLONNA TORACICA (DORSALE)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2" calcext:value-type="float">
            <text:p>22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6.5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33333333333333" calcext:value-type="float">
            <text:p>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33333333333333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8125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24</text:p>
          </table:table-cell>
          <table:table-cell table:style-name="ce13" office:value-type="string" calcext:value-type="string">
            <text:p>RADIOGRAFIA DELLA COLONNA LOMBOSACR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33333333333333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75" calcext:value-type="float">
            <text:p>2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2222222222222" calcext:value-type="float">
            <text:p>16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.125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125" calcext:value-type="float">
            <text:p>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05" calcext:value-type="float">
            <text:p>9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33333333333333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.1666666666667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4893617021277" calcext:value-type="float">
            <text:p>12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29</text:p>
          </table:table-cell>
          <table:table-cell table:style-name="ce13" office:value-type="string" calcext:value-type="string">
            <text:p>RADIOGRAFIA COMPLETA DELLA COLONN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25" calcext:value-type="float">
            <text:p>11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" calcext:value-type="float">
            <text:p>2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3333333333333" calcext:value-type="float">
            <text:p>1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.8333333333333" calcext:value-type="float">
            <text:p>14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371</text:p>
          </table:table-cell>
          <table:table-cell table:style-name="ce13" office:value-type="string" calcext:value-type="string">
            <text:p>MAMMOGRAFIA <text:s/>BILATER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8292682926829" calcext:value-type="float">
            <text:p>12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75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2.2" calcext:value-type="float">
            <text:p>152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6.5" calcext:value-type="float">
            <text:p>187</text:p>
          </table:table-cell>
          <table:table-cell table:style-name="ce27" office:value-type="float" office:value="272" calcext:value-type="float">
            <text:p>27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7.25" calcext:value-type="float">
            <text:p>57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372</text:p>
          </table:table-cell>
          <table:table-cell table:style-name="ce13" office:value-type="string" calcext:value-type="string">
            <text:p>MAMMOGRAFIA MONOLATERAL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.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0.285714285714" calcext:value-type="float">
            <text:p>200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41</text:p>
          </table:table-cell>
          <table:table-cell table:style-name="ce13" office:value-type="string" calcext:value-type="string">
            <text:p>TOMOGRAFIA COMPUTERIZZATA (TC) DEL TORAC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4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.5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88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6666666666667" calcext:value-type="float">
            <text:p>16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25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40625" calcext:value-type="float">
            <text:p>14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0.75" calcext:value-type="float">
            <text:p>11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411</text:p>
          </table:table-cell>
          <table:table-cell table:style-name="ce13" office:value-type="string" calcext:value-type="string">
            <text:p>TOMOGRAFIA COMPUTERIZZATA (TC) DEL TORACE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15384615384615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44117647058824" calcext:value-type="float">
            <text:p>8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.5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1333333333333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.1034482758621" calcext:value-type="float">
            <text:p>11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3333333333333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5862068965517" calcext:value-type="float">
            <text:p>14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9.81818181818182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432</text:p>
          </table:table-cell>
          <table:table-cell table:style-name="ce13" office:value-type="string" calcext:value-type="string">
            <text:p>RADIOGRAFIA MONOLATERALE DI COSTE, STERNO, CLAVICOL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3333333333333" calcext:value-type="float">
            <text:p>1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8571428571429" calcext:value-type="float">
            <text:p>15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.5" calcext:value-type="float">
            <text:p>3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6666666666666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441</text:p>
          </table:table-cell>
          <table:table-cell table:style-name="ce13" office:value-type="string" calcext:value-type="string">
            <text:p>RADIOGRAFIA DEL TORACE DI ROUTINE, NAS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.5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.5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77777777777778" calcext:value-type="float">
            <text:p>5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33333333333333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69767441860465" calcext:value-type="float">
            <text:p>9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44444444444444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11111111111111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05172413793103" calcext:value-type="float">
            <text:p>9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63636363636364" calcext:value-type="float">
            <text:p>4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491</text:p>
          </table:table-cell>
          <table:table-cell table:style-name="ce13" office:value-type="string" calcext:value-type="string">
            <text:p>RADIOGRAFIA DELLA <text:s/>TRACHE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61</text:p>
          </table:table-cell>
          <table:table-cell table:style-name="ce13" office:value-type="string" calcext:value-type="string">
            <text:p>RADIOGRAFIA COMPLETA DEL TUBO DIGERENT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0.5" calcext:value-type="float">
            <text:p>31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71</text:p>
          </table:table-cell>
          <table:table-cell table:style-name="ce13" office:value-type="string" calcext:value-type="string">
            <text:p>TOMOGRAFIA COMPUTERIZZATA (TC) DEI REN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76</text:p>
          </table:table-cell>
          <table:table-cell table:style-name="ce13" office:value-type="string" calcext:value-type="string">
            <text:p>CISTOURETROGRAFIA RETROGRAD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5" calcext:value-type="float">
            <text:p>2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77</text:p>
          </table:table-cell>
          <table:table-cell table:style-name="ce13" office:value-type="string" calcext:value-type="string">
            <text:p>CISTOGRAF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771</text:p>
          </table:table-cell>
          <table:table-cell table:style-name="ce13" office:value-type="string" calcext:value-type="string">
            <text:p>CISTOGRAFIA CON DOPPIO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783</text:p>
          </table:table-cell>
          <table:table-cell table:style-name="ce13" office:value-type="string" calcext:value-type="string">
            <text:p>ISTEROSALPINGOGRAFI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.28571428571429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5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012</text:p>
          </table:table-cell>
          <table:table-cell table:style-name="ce13" office:value-type="string" calcext:value-type="string">
            <text:p>TOMOGRAFIA COMPUTERIZZATA (TC) DELL' ADDOME SUPERIORE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014</text:p>
          </table:table-cell>
          <table:table-cell table:style-name="ce13" office:value-type="string" calcext:value-type="string">
            <text:p>TOMOGRAFIA COMPUTERIZZATA (TC) DELL' ADDOME INFERIORE,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015</text:p>
          </table:table-cell>
          <table:table-cell table:style-name="ce13" office:value-type="string" calcext:value-type="string">
            <text:p>TOMOGRAFIA COMPUTERIZZATA (TC) DELL' ADDOME COMPLE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.5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016</text:p>
          </table:table-cell>
          <table:table-cell table:style-name="ce13" office:value-type="string" calcext:value-type="string">
            <text:p>TOMOGRAFIA COMPUTERIZZATA (TC) DELL' ADDOME COMPLETO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8" calcext:value-type="float">
            <text:p>9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8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15151515151515" calcext:value-type="float">
            <text:p>8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.33333333333333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3684210526316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55" calcext:value-type="float">
            <text:p>11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3333333333333" calcext:value-type="float">
            <text:p>1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1379310344828" calcext:value-type="float">
            <text:p>13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9.08333333333333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19</text:p>
          </table:table-cell>
          <table:table-cell table:style-name="ce13" office:value-type="string" calcext:value-type="string">
            <text:p>RADIOGRAFIA DELL' ADDOM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.3333333333333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1</text:p>
          </table:table-cell>
          <table:table-cell table:style-name="ce13" office:value-type="string" calcext:value-type="string">
            <text:p>RADIOGRAFIA DI SPALLA, BRACCIO, TORACO-BRACHI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875" calcext:value-type="float">
            <text:p>8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2692307692308" calcext:value-type="float">
            <text:p>21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.6666666666667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3333333333333" calcext:value-type="float">
            <text:p>22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23076923076923" calcext:value-type="float">
            <text:p>7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3.5" calcext:value-type="float">
            <text:p>2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0714285714286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.4" calcext:value-type="float">
            <text:p>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3333333333333" calcext:value-type="float">
            <text:p>13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2</text:p>
          </table:table-cell>
          <table:table-cell table:style-name="ce13" office:value-type="string" calcext:value-type="string">
            <text:p>RADIOGRAFIA DI GOMITO, AVAMBRACCI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.4285714285714" calcext:value-type="float">
            <text:p>30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5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8" calcext:value-type="float">
            <text:p>1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3</text:p>
          </table:table-cell>
          <table:table-cell table:style-name="ce13" office:value-type="string" calcext:value-type="string">
            <text:p>RADIOGRAFIA DI POLSO, MAN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9.03125" calcext:value-type="float">
            <text:p>19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8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.33333333333333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93103448275862" calcext:value-type="float">
            <text:p>9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8461538461538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625" calcext:value-type="float">
            <text:p>20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0612244897959" calcext:value-type="float">
            <text:p>14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6</text:p>
          </table:table-cell>
          <table:table-cell table:style-name="ce13" office:value-type="string" calcext:value-type="string">
            <text:p>RADIOGRAFIA DI BACINO, AN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.11111111111111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4.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4642857142857" calcext:value-type="float">
            <text:p>16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3.4" calcext:value-type="float">
            <text:p>2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4" calcext:value-type="float">
            <text:p>15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.5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3695652173913" calcext:value-type="float">
            <text:p>8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7" calcext:value-type="float">
            <text:p>11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9.5" calcext:value-type="float">
            <text:p>40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6666666666666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5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4.2978723404255" calcext:value-type="float">
            <text:p>14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7</text:p>
          </table:table-cell>
          <table:table-cell table:style-name="ce13" office:value-type="string" calcext:value-type="string">
            <text:p>RADIOGRAFIA DI FEMORE, GINOCCHIO, GAMB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75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0.6" calcext:value-type="float">
            <text:p>21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2222222222222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44897959183673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1142857142857" calcext:value-type="float">
            <text:p>11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.75" calcext:value-type="float">
            <text:p>31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.125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4754098360656" calcext:value-type="float">
            <text:p>13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8</text:p>
          </table:table-cell>
          <table:table-cell table:style-name="ce13" office:value-type="string" calcext:value-type="string">
            <text:p>RADIOGRAFIA DI CAVIGLIA, <text:s/>PIED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.7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8484848484848" calcext:value-type="float">
            <text:p>22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8888888888889" calcext:value-type="float">
            <text:p>20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.16666666666667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2592592592593" calcext:value-type="float">
            <text:p>11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9642857142857" calcext:value-type="float">
            <text:p>12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4" calcext:value-type="float">
            <text:p>2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3064516129032" calcext:value-type="float">
            <text:p>12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91</text:p>
          </table:table-cell>
          <table:table-cell table:style-name="ce13" office:value-type="string" calcext:value-type="string">
            <text:p>RADIOGRAFIA COMPLETA DEGLI ARTI INFERIORI E DEL BACINO SOTTO CARIC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292</text:p>
          </table:table-cell>
          <table:table-cell table:style-name="ce13" office:value-type="string" calcext:value-type="string">
            <text:p>RADIOGRAFIA <text:s/>ASSIALE DELLA ROTULA</text:p>
          </table:table-cell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.5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" calcext:value-type="float">
            <text:p>1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1</text:p>
          </table:table-cell>
          <table:table-cell table:style-name="ce13" office:value-type="string" calcext:value-type="string">
            <text:p>RADIOGRAFIA DELLO SCHELETRO IN TOTO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31</text:p>
          </table:table-cell>
          <table:table-cell table:style-name="ce13" office:value-type="string" calcext:value-type="string">
            <text:p>STUDIO DELL' ETA' OSSEA</text:p>
          </table:table-cell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6666666666667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81</text:p>
          </table:table-cell>
          <table:table-cell table:style-name="ce13" office:value-type="string" calcext:value-type="string">
            <text:p>TOMOGRAFIA COMPUTERIZZATA <text:s/>(TC) DEL RACHIDE E DELLO SPECO VERTEBR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3333333333333" calcext:value-type="float">
            <text:p>1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4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.33333333333333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.71428571428571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82</text:p>
          </table:table-cell>
          <table:table-cell table:style-name="ce13" office:value-type="string" calcext:value-type="string">
            <text:p>TOMOGRAFIA COMPUTERIZZATA <text:s/>(TC) DEL RACHIDE E DELLO SPECO VERTEBRALE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U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83</text:p>
          </table:table-cell>
          <table:table-cell table:style-name="ce13" office:value-type="string" calcext:value-type="string">
            <text:p>TOMOGRAFIA COMPUTERIZZATA <text:s/>(TC) DI SPALLA, GOMITO, POLSO E MAN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5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U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85</text:p>
          </table:table-cell>
          <table:table-cell table:style-name="ce13" office:value-type="string" calcext:value-type="string">
            <text:p>TOMOGRAFIA COMPUTERIZZATA (TC) DEL BACIN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86</text:p>
          </table:table-cell>
          <table:table-cell table:style-name="ce13" office:value-type="string" calcext:value-type="string">
            <text:p>TOMOGRAFIA COMPUTERIZZATA (TC) DI FEMORE, GINOCCHIO, CAVIGLIA E PIED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87</text:p>
          </table:table-cell>
          <table:table-cell table:style-name="ce13" office:value-type="string" calcext:value-type="string">
            <text:p>TOMOGRAFIA COMPUTERIZZATA (TC) DI FEMORE, GINOCCHIO, CAVIGLIA E PIEDE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388</text:p>
          </table:table-cell>
          <table:table-cell table:style-name="ce13" office:value-type="string" calcext:value-type="string">
            <text:p>ARTRO TC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14</text:p>
          </table:table-cell>
          <table:table-cell table:style-name="ce13" office:value-type="string" calcext:value-type="string">
            <text:p>DIAGNOSTICA ECOGRAFICA DEL CAPO E DEL COLL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1666666666666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0.6666666666667" calcext:value-type="float">
            <text:p>7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9.6" calcext:value-type="float">
            <text:p>110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7.3333333333333" calcext:value-type="float">
            <text:p>17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0.25" calcext:value-type="float">
            <text:p>20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1111111111111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8.3333333333333" calcext:value-type="float">
            <text:p>58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33333333333333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5.4038461538462" calcext:value-type="float">
            <text:p>25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.5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1666666666667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5526315789474" calcext:value-type="float">
            <text:p>25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31</text:p>
          </table:table-cell>
          <table:table-cell table:style-name="ce13" office:value-type="string" calcext:value-type="string">
            <text:p>ECOGRAFIA BILATERALE DELLA MAMMELL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5454545454545" calcext:value-type="float">
            <text:p>11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7" calcext:value-type="float">
            <text:p>2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.7222222222222" calcext:value-type="float">
            <text:p>2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4.2" calcext:value-type="float">
            <text:p>9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6.424369747899" calcext:value-type="float">
            <text:p>186</text:p>
          </table:table-cell>
          <table:table-cell table:style-name="ce27" office:value-type="float" office:value="238" calcext:value-type="float">
            <text:p>2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32</text:p>
          </table:table-cell>
          <table:table-cell table:style-name="ce13" office:value-type="string" calcext:value-type="string">
            <text:p>ECOGRAFIA MONOLATERALE DELLA MAMMELLA</text:p>
          </table:table-cell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8.666666666667" calcext:value-type="float">
            <text:p>169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35</text:p>
          </table:table-cell>
          <table:table-cell table:style-name="ce13" office:value-type="string" calcext:value-type="string">
            <text:p>ECO(COLOR)DOPPLER DEI TRONCHI SOVRAAORTICI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6.6" calcext:value-type="float">
            <text:p>127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8.7142857142857" calcext:value-type="float">
            <text:p>5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7142857142857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.8333333333333" calcext:value-type="float">
            <text:p>1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0.2352941176471" calcext:value-type="float">
            <text:p>40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41</text:p>
          </table:table-cell>
          <table:table-cell table:style-name="ce13" office:value-type="string" calcext:value-type="string">
            <text:p>ECOGRAFIA DELL' ADDOME SUPERIOR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7.25" calcext:value-type="float">
            <text:p>177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3333333333333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1.3333333333333" calcext:value-type="float">
            <text:p>21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1666666666667" calcext:value-type="float">
            <text:p>1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5.625" calcext:value-type="float">
            <text:p>2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42</text:p>
          </table:table-cell>
          <table:table-cell table:style-name="ce13" office:value-type="string" calcext:value-type="string">
            <text:p>ECO(COLOR)DOPPLER DEL FEGATO E DELLE VIE BILIARI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9.2857142857143" calcext:value-type="float">
            <text:p>2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2" calcext:value-type="float">
            <text:p>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45</text:p>
          </table:table-cell>
          <table:table-cell table:style-name="ce13" office:value-type="string" calcext:value-type="string">
            <text:p>ECO(COLOR)DOPPLER DEI RENI E DEI SURRENI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1.1111111111111" calcext:value-type="float">
            <text:p>4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4A</text:p>
          </table:table-cell>
          <table:table-cell table:style-name="ce13" office:value-type="string" calcext:value-type="string">
            <text:p>ECOGRAFIA DELL' ADDOME SUPERIORE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51</text:p>
          </table:table-cell>
          <table:table-cell table:style-name="ce13" office:value-type="string" calcext:value-type="string">
            <text:p>ECOGRAFIA DELL' ADDOME INFERIOR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3333333333333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6" calcext:value-type="float">
            <text:p>6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5A</text:p>
          </table:table-cell>
          <table:table-cell table:style-name="ce13" office:value-type="string" calcext:value-type="string">
            <text:p>ECOGRAFIA DELL' ADDOME INFERIORE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.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61</text:p>
          </table:table-cell>
          <table:table-cell table:style-name="ce13" office:value-type="string" calcext:value-type="string">
            <text:p>ECOGRAFIA ADDOME COMPLE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66666666666667" calcext:value-type="float">
            <text:p>6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2.888888888889" calcext:value-type="float">
            <text:p>103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4.8333333333333" calcext:value-type="float">
            <text:p>1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3191489361702" calcext:value-type="float">
            <text:p>1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8" calcext:value-type="float">
            <text:p>1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5.75" calcext:value-type="float">
            <text:p>4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.4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6.5" calcext:value-type="float">
            <text:p>1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2916666666667" calcext:value-type="float">
            <text:p>18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.5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.5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02857142857143" calcext:value-type="float">
            <text:p>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.6363636363636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0.5172413793103" calcext:value-type="float">
            <text:p>31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62</text:p>
          </table:table-cell>
          <table:table-cell table:style-name="ce13" office:value-type="string" calcext:value-type="string">
            <text:p>ECOGRAFIA DI GROSSI VASI ADDOMINALI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0" calcext:value-type="float">
            <text:p>3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72</text:p>
          </table:table-cell>
          <table:table-cell table:style-name="ce13" office:value-type="string" calcext:value-type="string">
            <text:p>ECO(COLOR)DOPPLERGRAFIA DEGLI ARTI SUPERIORI O INFERIORI O DISTRETTUALE, ARTERIOSA O VENOS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7.5" calcext:value-type="float">
            <text:p>2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2.7" calcext:value-type="float">
            <text:p>103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3.3333333333333" calcext:value-type="float">
            <text:p>7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55555555555556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25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2.1666666666667" calcext:value-type="float">
            <text:p>12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4.4" calcext:value-type="float">
            <text:p>2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4.3125" calcext:value-type="float">
            <text:p>3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.42857142857143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91</text:p>
          </table:table-cell>
          <table:table-cell table:style-name="ce13" office:value-type="string" calcext:value-type="string">
            <text:p>ECOGRAFIA DELLA CUTE E DEL TESSUTO SOTTOCUTANE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16666666666667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6.5" calcext:value-type="float">
            <text:p>3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0.894736842105" calcext:value-type="float">
            <text:p>111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25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2222222222222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.8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25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.2222222222222" calcext:value-type="float">
            <text:p>13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0" calcext:value-type="float">
            <text:p>30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92</text:p>
          </table:table-cell>
          <table:table-cell table:style-name="ce13" office:value-type="string" calcext:value-type="string">
            <text:p>ECOGRAFIA OSTEOARTICOL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6" calcext:value-type="float">
            <text:p>4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93</text:p>
          </table:table-cell>
          <table:table-cell table:style-name="ce13" office:value-type="string" calcext:value-type="string">
            <text:p>ECOGRAFIA MUSCOLOTENDINE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0909090909091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9.2" calcext:value-type="float">
            <text:p>29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7777777777778" calcext:value-type="float">
            <text:p>14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4.3333333333333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625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.9565217391304" calcext:value-type="float">
            <text:p>17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7.5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1.3333333333333" calcext:value-type="float">
            <text:p>11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.8" calcext:value-type="float">
            <text:p>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5.2307692307692" calcext:value-type="float">
            <text:p>25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96</text:p>
          </table:table-cell>
          <table:table-cell table:style-name="ce13" office:value-type="string" calcext:value-type="string">
            <text:p>ECOGRAFIA DEI TESTICOLI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75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3" calcext:value-type="float">
            <text:p>5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3.6666666666667" calcext:value-type="float">
            <text:p>2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5.6666666666667" calcext:value-type="float">
            <text:p>16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02</text:p>
          </table:table-cell>
          <table:table-cell table:style-name="ce13" office:value-type="string" calcext:value-type="string">
            <text:p>RICOSTRUZIONE TRIDIMENSIONALE TC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75" calcext:value-type="float">
            <text:p>7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11</text:p>
          </table:table-cell>
          <table:table-cell table:style-name="ce13" office:value-type="string" calcext:value-type="string">
            <text:p>RISONANZA MAGNETICA NUCLEARE (RM) DEL CERVELLO E DEL TRONCO ENCEFAL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33.5" calcext:value-type="float">
            <text:p>3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7692307692308" calcext:value-type="float">
            <text:p>25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66666666666667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.333333333333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9285714285714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12</text:p>
          </table:table-cell>
          <table:table-cell table:style-name="ce13" office:value-type="string" calcext:value-type="string">
            <text:p>RISONANZA MAGNETICA NUCLEARE (RM) DEL CERVELLO E DEL TRONCO ENCEFALICO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.5" calcext:value-type="float">
            <text:p>1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2" calcext:value-type="float">
            <text:p>2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1818181818182" calcext:value-type="float">
            <text:p>2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91304347826087" calcext:value-type="float">
            <text:p>9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5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45" calcext:value-type="float">
            <text:p>1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66666666666667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13</text:p>
          </table:table-cell>
          <table:table-cell table:style-name="ce13" office:value-type="string" calcext:value-type="string">
            <text:p>RISONANZA MAGNETICA NUCLEARE (RM) DEL MASSICCIO FACCIAL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42" calcext:value-type="float">
            <text:p>4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14</text:p>
          </table:table-cell>
          <table:table-cell table:style-name="ce13" office:value-type="string" calcext:value-type="string">
            <text:p>RISONANZA MAGNETICA NUCLEARE (RM) DEL MASSICCIO FACCIALE,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8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.5" calcext:value-type="float">
            <text:p>7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5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7.66666666666667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15</text:p>
          </table:table-cell>
          <table:table-cell table:style-name="ce13" office:value-type="string" calcext:value-type="string">
            <text:p>ANGIO- RM DEL DISTRETTO VASCOLARE INTRACRANIC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9.5" calcext:value-type="float">
            <text:p>3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.2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8.5" calcext:value-type="float">
            <text:p>19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17</text:p>
          </table:table-cell>
          <table:table-cell table:style-name="ce13" office:value-type="string" calcext:value-type="string">
            <text:p>RISONANZA MAGNETICA NUCLEARE (RM) DEL COLLO,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18</text:p>
          </table:table-cell>
          <table:table-cell table:style-name="ce13" office:value-type="string" calcext:value-type="string">
            <text:p>ANGIO- RM DEI VASI DEL C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2</text:p>
          </table:table-cell>
          <table:table-cell table:style-name="ce13" office:value-type="string" calcext:value-type="string">
            <text:p>RISONANZA MAGNETICA NUCLEARE (RM) DEL TORAC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21</text:p>
          </table:table-cell>
          <table:table-cell table:style-name="ce13" office:value-type="string" calcext:value-type="string">
            <text:p>RISONANZA MAGNETICA NUCLEARE (RM) DEL TORACE,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24</text:p>
          </table:table-cell>
          <table:table-cell table:style-name="ce13" office:value-type="string" calcext:value-type="string">
            <text:p>RISONANZA MAGNETICA NUCLEARE (RM) DEL CUORE,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" calcext:value-type="float">
            <text:p>1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25</text:p>
          </table:table-cell>
          <table:table-cell table:style-name="ce13" office:value-type="string" calcext:value-type="string">
            <text:p>RISONANZA MAGNETICA NUCLEARE (CINE-RM) DEL CUO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" calcext:value-type="float">
            <text:p>1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28</text:p>
          </table:table-cell>
          <table:table-cell table:style-name="ce13" office:value-type="string" calcext:value-type="string">
            <text:p>RISONANZA MAGNETICA NUCLEARE (RM) DELLA MAMMELL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5263157894737" calcext:value-type="float">
            <text:p>11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3</text:p>
          </table:table-cell>
          <table:table-cell table:style-name="ce13" office:value-type="string" calcext:value-type="string">
            <text:p>RISONANZA MAGNETICA NUCLEARE (RM) DELLA COLONN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9.6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3.9166666666667" calcext:value-type="float">
            <text:p>2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1272727272727" calcext:value-type="float">
            <text:p>22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94736842105263" calcext:value-type="float">
            <text:p>8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23076923076923" calcext:value-type="float">
            <text:p>9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31</text:p>
          </table:table-cell>
          <table:table-cell table:style-name="ce13" office:value-type="string" calcext:value-type="string">
            <text:p>RISONANZA MAGNETICA NUCLEARE (RM) DELLA COLONNA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5" calcext:value-type="float">
            <text:p>3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2857142857143" calcext:value-type="float">
            <text:p>10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.33333333333333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.1818181818181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41</text:p>
          </table:table-cell>
          <table:table-cell table:style-name="ce13" office:value-type="string" calcext:value-type="string">
            <text:p>RISONANZA MAGNETICA NUCLEARE (RM) MUSCOLOSCHELETR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.8666666666666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2857142857143" calcext:value-type="float">
            <text:p>23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.88888888888889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1.4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.5" calcext:value-type="float">
            <text:p>6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.5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42</text:p>
          </table:table-cell>
          <table:table-cell table:style-name="ce13" office:value-type="string" calcext:value-type="string">
            <text:p>RISONANZA MAGNETICA NUCLEARE (RM) MUSCOLOSCHELETRICA, SENZA E CON CONTRAS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51</text:p>
          </table:table-cell>
          <table:table-cell table:style-name="ce13" office:value-type="string" calcext:value-type="string">
            <text:p>RISONANZA MAGNETICA NUCLEARE (RM) DELL'ADDOME SUPERIORE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9" calcext:value-type="float">
            <text:p>3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2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52</text:p>
          </table:table-cell>
          <table:table-cell table:style-name="ce13" office:value-type="string" calcext:value-type="string">
            <text:p>RISONANZA MAGNETICA NUCLEARE (RM) DELL'ADDOME SUPERIORE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45" calcext:value-type="float">
            <text:p>4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.44444444444444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75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7.4" calcext:value-type="float">
            <text:p>17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54</text:p>
          </table:table-cell>
          <table:table-cell table:style-name="ce13" office:value-type="string" calcext:value-type="string">
            <text:p>RISONANZA MAGNETICA NUCLEARE (RM) DELL'ADDOME INFERIORE E SCAVO PELVIC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1.5" calcext:value-type="float">
            <text:p>1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55</text:p>
          </table:table-cell>
          <table:table-cell table:style-name="ce13" office:value-type="string" calcext:value-type="string">
            <text:p>RISONANZA MAGNETICA NUCLEARE (RM) DELL'ADDOME INFERIORE E SCAVO PELVICO, SENZA E CON CONTRASTO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4.3333333333333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6.6666666666667" calcext:value-type="float">
            <text:p>37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0.3333333333333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.6666666666667" calcext:value-type="float">
            <text:p>1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9.14285714285714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56</text:p>
          </table:table-cell>
          <table:table-cell table:style-name="ce13" office:value-type="string" calcext:value-type="string">
            <text:p>ANGIO RM DELL'ADDOME INFERIO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14285714285714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992</text:p>
          </table:table-cell>
          <table:table-cell table:style-name="ce13" office:value-type="string" calcext:value-type="string">
            <text:p>DENSITOMETRIA OSSEA CON TECNICA DI ASSORBIMENTO A <text:s/>RAGGI X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0.5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8241758241758" calcext:value-type="float">
            <text:p>14</text:p>
          </table:table-cell>
          <table:table-cell table:style-name="ce27" office:value-type="float" office:value="91" calcext:value-type="float">
            <text:p>9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</text:p>
          </table:table-cell>
          <table:table-cell table:style-name="ce13" office:value-type="string" calcext:value-type="string">
            <text:p>PRIMA VISI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Radioterapia</text:p>
          </table:table-cell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4.7878787878788" calcext:value-type="float">
            <text:p>45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M</text:p>
          </table:table-cell>
          <table:table-cell table:style-name="ce13" office:value-type="string" calcext:value-type="string">
            <text:p>VISITA RADIOTERAPICA DI CONTROLL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1.009708737864" calcext:value-type="float">
            <text:p>201</text:p>
          </table:table-cell>
          <table:table-cell table:style-name="ce26" office:value-type="float" office:value="206" calcext:value-type="float">
            <text:p>20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7</text:p>
          </table:table-cell>
          <table:table-cell table:style-name="ce13" office:value-type="string" calcext:value-type="string">
            <text:p>VISITA MULTIDISCIPLIN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92.4583333333333" calcext:value-type="float">
            <text:p>92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C1</text:p>
          </table:table-cell>
          <table:table-cell table:style-name="ce13" office:value-type="string" calcext:value-type="string">
            <text:p>PRIMA VISITA DI RADIOTERAP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6666666666667" calcext:value-type="float">
            <text:p>24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45</text:p>
          </table:table-cell>
          <table:table-cell table:style-name="ce13" office:value-type="string" calcext:value-type="string">
            <text:p>TELETERAPIA CON ACCELERATORE LINEARE CON CAMPI MULTIPLI O DI MOVIMENTO, TECNICHE 3D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0.5795454545455" calcext:value-type="float">
            <text:p>41</text:p>
          </table:table-cell>
          <table:table-cell table:style-name="ce26" office:value-type="float" office:value="176" calcext:value-type="float">
            <text:p>17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46</text:p>
          </table:table-cell>
          <table:table-cell table:style-name="ce13" office:value-type="string" calcext:value-type="string">
            <text:p>TELETERAPIA CON ACCELERATORE LINEARE CON CAMPI MULTIPLI O DI MOVIMENTO, TECNICHE CON MODULAZIONE DI INTENSITA'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4.1287553648069" calcext:value-type="float">
            <text:p>44</text:p>
          </table:table-cell>
          <table:table-cell table:style-name="ce26" office:value-type="float" office:value="466" calcext:value-type="float">
            <text:p>46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71</text:p>
          </table:table-cell>
          <table:table-cell table:style-name="ce13" office:value-type="string" calcext:value-type="string">
            <text:p>BRACHITERAPIA ENDOLUMINALE E INTERSTIZIALE CON VETTORI SINGOLO O MULTIPLI, BRACHITERAPIA ENDOCAvITARIA CON VETTORI MULTIPLI CON HDR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2</text:p>
          </table:table-cell>
          <table:table-cell table:style-name="ce13" office:value-type="string" calcext:value-type="string">
            <text:p>INDIVIDUAZIONE DEL VOLUME BERSAGLIO E SIMULAZION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7</text:p>
          </table:table-cell>
          <table:table-cell table:style-name="ce13" office:value-type="string" calcext:value-type="string">
            <text:p>SCHERMATURA PERSONALIZZAT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7.4972677595628" calcext:value-type="float">
            <text:p>37</text:p>
          </table:table-cell>
          <table:table-cell table:style-name="ce26" office:value-type="float" office:value="183" calcext:value-type="float">
            <text:p>18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8</text:p>
          </table:table-cell>
          <table:table-cell table:style-name="ce13" office:value-type="string" calcext:value-type="string">
            <text:p>SISTEMA DI IMMOBILIZZAZIONE PERSONALIZZAT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C</text:p>
          </table:table-cell>
          <table:table-cell table:style-name="ce13" office:value-type="string" calcext:value-type="string">
            <text:p>STUDIO FISICO-DOSIMETRICO CON ELABORATORE SU SCANSIONI TC IN MODALITA' IMRT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F</text:p>
          </table:table-cell>
          <table:table-cell table:style-name="ce13" office:value-type="string" calcext:value-type="string">
            <text:p>DEFINIZIONE DEL VOLUME BERSAGLIO E DEGLI ORGANI A RISCHIO PER TECNICHE 3D E IMRT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G</text:p>
          </table:table-cell>
          <table:table-cell table:style-name="ce13" office:value-type="string" calcext:value-type="string">
            <text:p>CONTROLLO DEL SET UP INIZIALE PER PRIMA SEDUTA, CONTROLLO PORTALE E/O DELLA RIPETIBILITA' DEL SET UP DEL PAZIENT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8.1882845188285" calcext:value-type="float">
            <text:p>38</text:p>
          </table:table-cell>
          <table:table-cell table:style-name="ce26" office:value-type="float" office:value="239" calcext:value-type="float">
            <text:p>23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H</text:p>
          </table:table-cell>
          <table:table-cell table:style-name="ce13" office:value-type="string" calcext:value-type="string">
            <text:p>RADIOTERAPIA CON GATING RESPIRATORIO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8" calcext:value-type="float">
            <text:p>38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J</text:p>
          </table:table-cell>
          <table:table-cell table:style-name="ce13" office:value-type="string" calcext:value-type="string">
            <text:p>RADIOTERAPIA GUIDATA DA IMMAGINI [IGRT]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7.4878048780488" calcext:value-type="float">
            <text:p>77</text:p>
          </table:table-cell>
          <table:table-cell table:style-name="ce26" office:value-type="float" office:value="164" calcext:value-type="float">
            <text:p>16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K</text:p>
          </table:table-cell>
          <table:table-cell table:style-name="ce13" office:value-type="string" calcext:value-type="string">
            <text:p>RADIOTERAPIA CON TECNICHE AD INTENSITA' MODULATA AD ARCHI MULTIPLI O DI TIPO ELICALE CON CONTROLLO DEL POSIZIONAMENTO DEL PAZIENTE (IGRT) CON TAC INTEGRATA (FINO A 5 SEDUTE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4.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229L</text:p>
          </table:table-cell>
          <table:table-cell table:style-name="ce13" office:value-type="string" calcext:value-type="string">
            <text:p>RADIOTERAPIA CON TECNICHE AD INTENSITA' MODULATA AD ARCHI MULTIPLI O DI TIPO ELICALE CON CONTROLLO DEL POSIZIONAMENTO DEL PAZIENTE (IGRT) CON TAC INTEGRATA (PIU' DI 5 SEDUTE)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6.5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Recupero e riabilitazione funzionale</text:p>
          </table:table-cell>
          <table:table-cell table:style-name="ce13" office:value-type="string" calcext:value-type="string">
            <text:p>8192</text:p>
          </table:table-cell>
          <table:table-cell table:style-name="ce13" office:value-type="string" calcext:value-type="string">
            <text:p>INIEZIONE DI SOSTANZE TERAPEUTICHE NELL'ARTICOLAZIONE O NEL LEGAMENTO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7.125" calcext:value-type="float">
            <text:p>27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</text:p>
          </table:table-cell>
          <table:table-cell table:style-name="ce13" office:value-type="string" calcext:value-type="string">
            <text:p>VISITA DI CONTROLLO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2.9130434782609" calcext:value-type="float">
            <text:p>23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2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.81818181818182" calcext:value-type="float">
            <text:p>7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9912280701754" calcext:value-type="float">
            <text:p>19</text:p>
          </table:table-cell>
          <table:table-cell table:style-name="ce26" office:value-type="float" office:value="114" calcext:value-type="float">
            <text:p>1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B2</text:p>
          </table:table-cell>
          <table:table-cell table:style-name="ce13" office:value-type="string" calcext:value-type="string">
            <text:p>PRIMA VISITA DI MEDICINA FISICA E RIABILITAZIONE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.75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40.75" calcext:value-type="float">
            <text:p>41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7037037037037" calcext:value-type="float">
            <text:p>23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.42857142857143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8461538461538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.5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25" calcext:value-type="float">
            <text:p>1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94117647058824" calcext:value-type="float">
            <text:p>6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86666666666667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2.1865671641791" calcext:value-type="float">
            <text:p>12</text:p>
          </table:table-cell>
          <table:table-cell table:style-name="ce27" office:value-type="float" office:value="134" calcext:value-type="float">
            <text:p>13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66666666666667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3</text:p>
          </table:table-cell>
          <table:table-cell table:style-name="ce13" office:value-type="string" calcext:value-type="string">
            <text:p>VALUTAZIONE PROTESIC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4" calcext:value-type="float">
            <text:p>2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41</text:p>
          </table:table-cell>
          <table:table-cell table:style-name="ce13" office:value-type="string" calcext:value-type="string">
            <text:p>VALUTAZIONE MANUALE DI FUNZIONE MUSCOLAR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42</text:p>
          </table:table-cell>
          <table:table-cell table:style-name="ce13" office:value-type="string" calcext:value-type="string">
            <text:p>VALUTAZIONE MANUALE DI FUNZIONE MUSCOLARE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6.32" calcext:value-type="float">
            <text:p>26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47368421052632" calcext:value-type="float">
            <text:p>3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496062992126" calcext:value-type="float">
            <text:p>18</text:p>
          </table:table-cell>
          <table:table-cell table:style-name="ce26" office:value-type="float" office:value="127" calcext:value-type="float">
            <text:p>12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53</text:p>
          </table:table-cell>
          <table:table-cell table:style-name="ce13" office:value-type="string" calcext:value-type="string">
            <text:p>ANALISI DINAMOMETRICA ISOCINETICA SEGMENTAL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086</text:p>
          </table:table-cell>
          <table:table-cell table:style-name="ce13" office:value-type="string" calcext:value-type="string">
            <text:p>STIMOLAZIONE RIPETITIVA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3.2121212121212" calcext:value-type="float">
            <text:p>83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111</text:p>
          </table:table-cell>
          <table:table-cell table:style-name="ce13" office:value-type="string" calcext:value-type="string">
            <text:p>RIEDUCAZIONE MOTORIA INDIVIDUALE IN MOTULESO GRAVE STRUMENTALE COMPLESS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112</text:p>
          </table:table-cell>
          <table:table-cell table:style-name="ce13" office:value-type="string" calcext:value-type="string">
            <text:p>RIEDUCAZIONE MOTORIA INDIVIDUALE IN MOTULESO GRAVE SEMPLICE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5.4" calcext:value-type="float">
            <text:p>45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113</text:p>
          </table:table-cell>
          <table:table-cell table:style-name="ce13" office:value-type="string" calcext:value-type="string">
            <text:p>RIEDUCAZIONE MOTORIA INDIVIDUALE IN MOTULESO SEGMENTALE STRUMENTALE COMPLESSA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3.5882352941176" calcext:value-type="float">
            <text:p>24</text:p>
          </table:table-cell>
          <table:table-cell table:style-name="ce26" office:value-type="float" office:value="170" calcext:value-type="float">
            <text:p>17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44444444444444" calcext:value-type="float">
            <text:p>3</text:p>
          </table:table-cell>
          <table:table-cell table:style-name="ce26" office:value-type="float" office:value="180" calcext:value-type="float">
            <text:p>18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.75" calcext:value-type="float">
            <text:p>5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6914893617021" calcext:value-type="float">
            <text:p>19</text:p>
          </table:table-cell>
          <table:table-cell table:style-name="ce26" office:value-type="float" office:value="930" calcext:value-type="float">
            <text:p>9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114</text:p>
          </table:table-cell>
          <table:table-cell table:style-name="ce13" office:value-type="string" calcext:value-type="string">
            <text:p>RIEDUCAZIONE MOTORIA INDIVIDUALE IN MOTULESO SEGMENTALE SEMPLICE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1.5" calcext:value-type="float">
            <text:p>32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8333333333333" calcext:value-type="float">
            <text:p>19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16</text:p>
          </table:table-cell>
          <table:table-cell table:style-name="ce13" office:value-type="string" calcext:value-type="string">
            <text:p>MOBILIZZAZIONE DI ALTRE ARTICOLAZIONI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1808510638298" calcext:value-type="float">
            <text:p>10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191</text:p>
          </table:table-cell>
          <table:table-cell table:style-name="ce13" office:value-type="string" calcext:value-type="string">
            <text:p>ESERCIZI POSTURALI - PROPRIOCETTIVI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0.8333333333333" calcext:value-type="float">
            <text:p>21</text:p>
          </table:table-cell>
          <table:table-cell table:style-name="ce26" office:value-type="float" office:value="180" calcext:value-type="float">
            <text:p>18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.44444444444444" calcext:value-type="float">
            <text:p>3</text:p>
          </table:table-cell>
          <table:table-cell table:style-name="ce26" office:value-type="float" office:value="180" calcext:value-type="float">
            <text:p>18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.33333333333333" calcext:value-type="float">
            <text:p>5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0235294117647" calcext:value-type="float">
            <text:p>18</text:p>
          </table:table-cell>
          <table:table-cell table:style-name="ce26" office:value-type="float" office:value="838" calcext:value-type="float">
            <text:p>83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22</text:p>
          </table:table-cell>
          <table:table-cell table:style-name="ce13" office:value-type="string" calcext:value-type="string">
            <text:p>TRAINING DEAMBULATORI E DEL PASSO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.4" calcext:value-type="float">
            <text:p>4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.5" calcext:value-type="float">
            <text:p>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9.375" calcext:value-type="float">
            <text:p>19</text:p>
          </table:table-cell>
          <table:table-cell table:style-name="ce26" office:value-type="float" office:value="160" calcext:value-type="float">
            <text:p>16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26</text:p>
          </table:table-cell>
          <table:table-cell table:style-name="ce13" office:value-type="string" calcext:value-type="string">
            <text:p>RISOLUZIONE MANUALE DI ADERENZE ARTICOLARI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3.875" calcext:value-type="float">
            <text:p>34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7.5066666666667" calcext:value-type="float">
            <text:p>28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392</text:p>
          </table:table-cell>
          <table:table-cell table:style-name="ce13" office:value-type="string" calcext:value-type="string">
            <text:p>MASSOTERAPIA PER DRENAGGIO LINFATICO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0" calcext:value-type="float">
            <text:p>50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0.625" calcext:value-type="float">
            <text:p>61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395</text:p>
          </table:table-cell>
          <table:table-cell table:style-name="ce13" office:value-type="string" calcext:value-type="string">
            <text:p>ELETTROTERAPIA ANTALGICA</text:p>
          </table:table-cell>
          <table:table-cell table:style-name="ce13" office:value-type="string" calcext:value-type="string">
            <text:p>AMBULATORIO CERNOBBIO RIABIL.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2" calcext:value-type="float">
            <text:p>112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.04" calcext:value-type="float">
            <text:p>6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0.2631578947368" calcext:value-type="float">
            <text:p>40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.4473684210526" calcext:value-type="float">
            <text:p>10</text:p>
          </table:table-cell>
          <table:table-cell table:style-name="ce26" office:value-type="float" office:value="380" calcext:value-type="float">
            <text:p>38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398</text:p>
          </table:table-cell>
          <table:table-cell table:style-name="ce13" office:value-type="string" calcext:value-type="string">
            <text:p>MAGNETOTERAPIA</text:p>
          </table:table-cell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.66666666666667" calcext:value-type="float">
            <text:p>2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33333333333333" calcext:value-type="float">
            <text:p>7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399</text:p>
          </table:table-cell>
          <table:table-cell table:style-name="ce13" office:value-type="string" calcext:value-type="string">
            <text:p>ULTRASONOTERAPI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12" calcext:value-type="float">
            <text:p>7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31.8571428571429" calcext:value-type="float">
            <text:p>32</text:p>
          </table:table-cell>
          <table:table-cell table:style-name="ce26" office:value-type="float" office:value="140" calcext:value-type="float">
            <text:p>14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1.3846153846154" calcext:value-type="float">
            <text:p>11</text:p>
          </table:table-cell>
          <table:table-cell table:style-name="ce26" office:value-type="float" office:value="390" calcext:value-type="float">
            <text:p>39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346</text:p>
          </table:table-cell>
          <table:table-cell table:style-name="ce13" office:value-type="string" calcext:value-type="string">
            <text:p>ALTRE TRAZIONI CUTANEE DEGLI ARTI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5.83333333333333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8591</text:p>
          </table:table-cell>
          <table:table-cell table:style-name="ce13" office:value-type="string" calcext:value-type="string">
            <text:p>TERAPIA AD ONDE D’URTO FOCALIZZATE PER PATOLOGIE MUSCOLO-SCHELETRICHE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2.5" calcext:value-type="float">
            <text:p>1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.07547169811321" calcext:value-type="float">
            <text:p>7</text:p>
          </table:table-cell>
          <table:table-cell table:style-name="ce27" office:value-type="float" office:value="159" calcext:value-type="float">
            <text:p>15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297</text:p>
          </table:table-cell>
          <table:table-cell table:style-name="ce13" office:value-type="string" calcext:value-type="string">
            <text:p>MESOTERAPIA (inclusa antalgica)</text:p>
          </table:table-cell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.3333333333333" calcext:value-type="float">
            <text:p>17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9991</text:p>
          </table:table-cell>
          <table:table-cell table:style-name="ce13" office:value-type="string" calcext:value-type="string">
            <text:p>LASER TERAPIA ANTALGICA</text:p>
          </table:table-cell>
          <table:table-cell table:style-name="ce13" office:value-type="string" calcext:value-type="string">
            <text:p>POLIAMB. OSPEDALE CANTU'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91666666666667" calcext:value-type="float">
            <text:p>8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.61971830985916" calcext:value-type="float">
            <text:p>8</text:p>
          </table:table-cell>
          <table:table-cell table:style-name="ce26" office:value-type="float" office:value="284" calcext:value-type="float">
            <text:p>284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Urologia</text:p>
          </table:table-cell>
          <table:table-cell table:style-name="ce13" office:value-type="string" calcext:value-type="string">
            <text:p>5732</text:p>
          </table:table-cell>
          <table:table-cell table:style-name="ce13" office:value-type="string" calcext:value-type="string">
            <text:p>CISTOSCOPIA [TRANSURETRALE]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9" calcext:value-type="float">
            <text:p>5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02" calcext:value-type="float">
            <text:p>10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1.983333333333" calcext:value-type="float">
            <text:p>102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5733</text:p>
          </table:table-cell>
          <table:table-cell table:style-name="ce13" office:value-type="string" calcext:value-type="string">
            <text:p>CISTOSCOPIA [TRANSURETRALE] CON BIOPS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9.1428571428571" calcext:value-type="float">
            <text:p>4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5794</text:p>
          </table:table-cell>
          <table:table-cell table:style-name="ce13" office:value-type="string" calcext:value-type="string">
            <text:p>CATETERISMO VESCICALE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3.25" calcext:value-type="float">
            <text:p>2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8.4153846153846" calcext:value-type="float">
            <text:p>28</text:p>
          </table:table-cell>
          <table:table-cell table:style-name="ce26" office:value-type="float" office:value="130" calcext:value-type="float">
            <text:p>1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58601</text:p>
          </table:table-cell>
          <table:table-cell table:style-name="ce13" office:value-type="string" calcext:value-type="string">
            <text:p>DILATAZIONE URETR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9" calcext:value-type="float">
            <text:p>49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598</text:p>
          </table:table-cell>
          <table:table-cell table:style-name="ce13" office:value-type="string" calcext:value-type="string">
            <text:p>CATETERIZZAZIONE URETERAL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.5" calcext:value-type="float">
            <text:p>19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61</text:p>
          </table:table-cell>
          <table:table-cell table:style-name="ce13" office:value-type="string" calcext:value-type="string">
            <text:p>ECOGRAFIA ADDOME COMPLETO</text:p>
          </table:table-cell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7" calcext:value-type="float">
            <text:p>1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.6428571428571" calcext:value-type="float">
            <text:p>25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5.5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5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3.4146341463415" calcext:value-type="float">
            <text:p>23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96</text:p>
          </table:table-cell>
          <table:table-cell table:style-name="ce13" office:value-type="string" calcext:value-type="string">
            <text:p>ECOGRAFIA DEI TESTICOLI</text:p>
          </table:table-cell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56.25" calcext:value-type="float">
            <text:p>56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8798</text:p>
          </table:table-cell>
          <table:table-cell table:style-name="ce13" office:value-type="string" calcext:value-type="string">
            <text:p>ECOGRAFIA TRANSRETTALE</text:p>
          </table:table-cell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" calcext:value-type="float">
            <text:p>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2.5" calcext:value-type="float">
            <text:p>2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1.75" calcext:value-type="float">
            <text:p>42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2666666666667" calcext:value-type="float">
            <text:p>1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1Q</text:p>
          </table:table-cell>
          <table:table-cell table:style-name="ce13" office:value-type="string" calcext:value-type="string">
            <text:p>VISITA UROLOGICA DI CONTROLLO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1.875" calcext:value-type="float">
            <text:p>22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7" calcext:value-type="float">
            <text:p>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8" calcext:value-type="float">
            <text:p>2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0.7674418604651" calcext:value-type="float">
            <text:p>41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29.4666666666667" calcext:value-type="float">
            <text:p>29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33" calcext:value-type="float">
            <text:p>3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42.0588235294118" calcext:value-type="float">
            <text:p>42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3.5" calcext:value-type="float">
            <text:p>14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39.256880733945" calcext:value-type="float">
            <text:p>39</text:p>
          </table:table-cell>
          <table:table-cell table:style-name="ce27" office:value-type="float" office:value="109" calcext:value-type="float">
            <text:p>10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8.9538461538462" calcext:value-type="float">
            <text:p>69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07</text:p>
          </table:table-cell>
          <table:table-cell table:style-name="ce13" office:value-type="string" calcext:value-type="string">
            <text:p>VISITA MULTIDISCIPLINARE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4.45" calcext:value-type="float">
            <text:p>6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24</text:p>
          </table:table-cell>
          <table:table-cell table:style-name="ce13" office:value-type="string" calcext:value-type="string">
            <text:p>UROFLUSSOMETRIA</text:p>
          </table:table-cell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64.875" calcext:value-type="float">
            <text:p>65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16.5263157894737" calcext:value-type="float">
            <text:p>17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5.9285714285714" calcext:value-type="float">
            <text:p>76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897C2</text:p>
          </table:table-cell>
          <table:table-cell table:style-name="ce13" office:value-type="string" calcext:value-type="string">
            <text:p>PRIMA VISITA UROLOGICA/ANDROLOGICA</text:p>
          </table:table-cell>
          <table:table-cell table:style-name="ce13" office:value-type="string" calcext:value-type="string">
            <text:p>POLIAMBUL.OSP.MARIANO COMENS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5.8333333333333" calcext:value-type="float">
            <text:p>16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6.5555555555556" calcext:value-type="float">
            <text:p>27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LOMAZZ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7.75" calcext:value-type="float">
            <text:p>8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0.4444444444444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LGIATE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29" calcext:value-type="float">
            <text:p>29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14.4" calcext:value-type="float">
            <text:p>1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3.6666666666667" calcext:value-type="float">
            <text:p>14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PONTELAMBRO</text:p>
          </table:table-cell>
          <table:table-cell table:style-name="ce13" office:value-type="string" calcext:value-type="string">
            <text:p>D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8.6428571428571" calcext:value-type="float">
            <text:p>29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5.5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7" calcext:value-type="float">
            <text:p>7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VIA NAPOLEONA COMO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float" office:value="3.73333333333333" calcext:value-type="float">
            <text:p>4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D</text:p>
          </table:table-cell>
          <table:table-cell table:style-name="ce21" office:value-type="float" office:value="9.18181818181818" calcext:value-type="float">
            <text:p>9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P</text:p>
          </table:table-cell>
          <table:table-cell table:style-name="ce21" office:value-type="float" office:value="24" calcext:value-type="float">
            <text:p>24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3"/>
          <table:table-cell table:style-name="ce17" office:value-type="string" calcext:value-type="string">
            <text:p>U</text:p>
          </table:table-cell>
          <table:table-cell table:style-name="ce21" office:value-type="float" office:value="3.25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49</text:p>
          </table:table-cell>
          <table:table-cell table:style-name="ce13" office:value-type="string" calcext:value-type="string">
            <text:p>INSTILLAZIONE GENITOURINARIA</text:p>
          </table:table-cell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63.3207547169811" calcext:value-type="float">
            <text:p>63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3" office:value-type="string" calcext:value-type="string">
            <text:p>9657</text:p>
          </table:table-cell>
          <table:table-cell table:style-name="ce13" office:value-type="string" calcext:value-type="string">
            <text:p>IRRIGAZIONE DI CATETERE VASCOLARE</text:p>
          </table:table-cell>
          <table:table-cell table:style-name="ce13" office:value-type="string" calcext:value-type="string">
            <text:p>POLIAMBULATORIO OSP.MENAGGIO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6"/>
          <table:table-cell table:style-name="ce14" table:number-columns-repeated="2"/>
          <table:table-cell table:style-name="ce13" office:value-type="string" calcext:value-type="string">
            <text:p>POLIAMBULATORIO SAN FERMO NUOVO OSPEDALE SANT'ANNA</text:p>
          </table:table-cell>
          <table:table-cell table:style-name="ce13" office:value-type="string" calcext:value-type="string">
            <text:p>P</text:p>
          </table:table-cell>
          <table:table-cell table:style-name="ce20" office:value-type="float" office:value="41" calcext:value-type="float">
            <text:p>4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Totale complessivo</text:p>
          </table:table-cell>
          <table:table-cell table:style-name="ce15" table:number-columns-repeated="4"/>
          <table:table-cell table:style-name="ce22" office:value-type="float" office:value="20.6931761412402" calcext:value-type="float">
            <text:p>21</text:p>
          </table:table-cell>
          <table:table-cell table:style-name="ce28" office:value-type="float" office:value="35693" calcext:value-type="float">
            <text:p>35693</text:p>
          </table:table-cell>
          <table:table-cell table:style-name="ce30" table:number-columns-repeated="1017"/>
        </table:table-row>
        <table:table-row table:style-name="ro4" table:number-rows-repeated="10469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MA_5f_AMBULATORIALI_5f_FEBBRAIO" style:display-name="PageStyle_TMA_AMBULATORIALI_FEBBRA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e.piave</meta:initial-creator>
    <dc:creator>denise.piave</dc:creator>
    <meta:creation-date>2021-03-17T09:17:45</meta:creation-date>
    <dc:date>2021-03-17T09:18:22</dc:date>
    <meta:generator>LibreOffice/5.1.1.3$Windows_X86_64 LibreOffice_project/89f508ef3ecebd2cfb8e1def0f0ba9a803b88a6d</meta:generator>
    <meta:document-statistic meta:table-count="1" meta:cell-count="677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